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0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19.56mm"/>
    </style:style>
    <style:style style:name="co6" style:family="table-column">
      <style:table-column-properties fo:break-before="auto" style:column-width="25.52mm"/>
    </style:style>
    <style:style style:name="co7" style:family="table-column">
      <style:table-column-properties fo:break-before="auto" style:column-width="22.91mm"/>
    </style:style>
    <style:style style:name="co8" style:family="table-column">
      <style:table-column-properties fo:break-before="auto" style:column-width="28.22mm"/>
    </style:style>
    <style:style style:name="co9" style:family="table-column">
      <style:table-column-properties fo:break-before="auto" style:column-width="26.21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3.2mm"/>
    </style:style>
    <style:style style:name="co13" style:family="table-column">
      <style:table-column-properties fo:break-before="auto" style:column-width="32.33mm"/>
    </style:style>
    <style:style style:name="co14" style:family="table-column">
      <style:table-column-properties fo:break-before="auto" style:column-width="21.8mm"/>
    </style:style>
    <style:style style:name="co15" style:family="table-column">
      <style:table-column-properties fo:break-before="auto" style:column-width="7.25mm"/>
    </style:style>
    <style:style style:name="co16" style:family="table-column">
      <style:table-column-properties fo:break-before="auto" style:column-width="36.62mm"/>
    </style:style>
    <style:style style:name="co17" style:family="table-column">
      <style:table-column-properties fo:break-before="auto" style:column-width="36.34mm"/>
    </style:style>
    <style:style style:name="co18" style:family="table-column">
      <style:table-column-properties fo:break-before="auto" style:column-width="22.81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25.86mm"/>
    </style:style>
    <style:style style:name="co21" style:family="table-column">
      <style:table-column-properties fo:break-before="auto" style:column-width="33.69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45.95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2.4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24.5mm"/>
    </style:style>
    <style:style style:name="co28" style:family="table-column">
      <style:table-column-properties fo:break-before="auto" style:column-width="24.17mm"/>
    </style:style>
    <style:style style:name="co29" style:family="table-column">
      <style:table-column-properties fo:break-before="auto" style:column-width="23.14mm"/>
    </style:style>
    <style:style style:name="co31" style:family="table-column">
      <style:table-column-properties fo:break-before="auto" style:column-width="30.9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5.1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9mm" fo:break-before="auto" style:use-optimal-row-height="false"/>
    </style:style>
    <style:style style:name="ro6" style:family="table-row">
      <style:table-row-properties style:row-height="7.6mm" fo:break-before="auto" style:use-optimal-row-height="false"/>
    </style:style>
    <style:style style:name="ro7" style:family="table-row">
      <style:table-row-properties style:row-height="8.8mm" fo:break-before="auto" style:use-optimal-row-height="false"/>
    </style:style>
    <style:style style:name="ro8" style:family="table-row">
      <style:table-row-properties style:row-height="6.28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2" style:family="table-row">
      <style:table-row-properties style:row-height="5.94mm" fo:break-before="auto" style:use-optimal-row-height="false"/>
    </style:style>
    <style:style style:name="ro13" style:family="table-row">
      <style:table-row-properties style:row-height="4.62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PageStyle_5f_Lista">
      <style:table-properties table:display="true" style:writing-mode="lr-tb"/>
    </style:style>
    <style:style style:name="ta5" style:family="table" style:master-page-name="PageStyle_5f_Wynik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fo:padding="0.71mm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fcd4d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 style:data-style-name="N75">
      <style:table-cell-properties style:glyph-orientation-vertical="0" fo:border-bottom="0.74pt solid #000000" fo:background-color="#fcd4d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 style:data-style-name="N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Default" style:data-style-name="N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8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16">
      <style:table-cell-properties style:glyph-orientation-vertical="0" fo:border-bottom="0.74pt solid #000000" fo:background-color="#fcd4d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6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</style:style>
    <style:style style:name="ce43" style:family="table-cell" style:parent-style-name="Default" style:data-style-name="N11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</style:style>
    <style:style style:name="ce63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 style:data-style-name="N75">
      <style:table-cell-properties style:diagonal-bl-tr="none" style:diagonal-tl-br="none" fo:border="none" fo:padding="0.71mm" style:rotation-align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7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8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31" style:family="table-cell" style:parent-style-name="Default">
      <style:table-cell-properties style:glyph-orientation-vertical="0" fo:border-bottom="0.74pt solid #000000" fo:background-color="#c1fcfb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04e4d" style:text-outline="false" style:text-line-through-style="none" style:text-line-through-type="none" style:font-name="Arial CE" fo:font-size="15pt" fo:font-style="italic" fo:text-shadow="none" style:text-underline-style="none" fo:font-weight="bold" style:font-size-asian="15pt" style:font-style-asian="italic" style:font-weight-asian="bold" style:font-name-complex="Arial CE" style:font-size-complex="15pt" style:font-style-complex="italic" style:font-weight-complex="bold"/>
    </style:style>
    <style:style style:name="ce32" style:family="table-cell" style:parent-style-name="Default">
      <style:table-cell-properties style:glyph-orientation-vertical="0" fo:border-bottom="none" fo:background-color="#c1fcfb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04e4d" style:text-outline="false" style:text-line-through-style="none" style:text-line-through-type="none" style:font-name="Arial CE" fo:font-size="15pt" fo:font-style="italic" fo:text-shadow="none" style:text-underline-style="none" fo:font-weight="bold" style:font-size-asian="15pt" style:font-style-asian="italic" style:font-weight-asian="bold" style:font-name-complex="Arial CE" style:font-size-complex="15pt" style:font-style-complex="italic" style:font-weight-complex="bold"/>
    </style:style>
    <style:style style:name="ce33" style:family="table-cell" style:parent-style-name="Default">
      <style:table-cell-properties style:glyph-orientation-vertical="0" fo:border-bottom="0.74pt solid #000000" fo:background-color="#c1fcfb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04e4d" style:text-outline="false" style:text-line-through-style="none" style:text-line-through-type="none" style:font-name="Arial CE" fo:font-size="15pt" fo:font-style="italic" fo:text-shadow="none" style:text-underline-style="none" fo:font-weight="bold" style:font-size-asian="15pt" style:font-style-asian="italic" style:font-weight-asian="bold" style:font-name-complex="Arial CE" style:font-size-complex="15pt" style:font-style-complex="italic" style:font-weight-complex="bold"/>
    </style:style>
    <style:style style:name="ce34" style:family="table-cell" style:parent-style-name="Default" style:data-style-name="N117">
      <style:table-cell-properties style:glyph-orientation-vertical="0" fo:background-color="#c1fcfb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fo:background-color="#c1fcfb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font-name-asian="Segoe UI" style:font-size-asian="12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/>
    </style:style>
    <style:style style:name="ce36" style:family="table-cell" style:parent-style-name="Default" style:data-style-name="N120">
      <style:table-cell-properties style:glyph-orientation-vertical="0" fo:background-color="#c1fcfb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1fcfb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dcbaba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italic" fo:text-shadow="none" style:text-underline-style="none" fo:font-weight="bold" style:font-size-asian="12pt" style:font-style-asian="italic" style:font-weight-asian="bold" style:font-name-complex="Arial CE" style:font-size-complex="12pt" style:font-style-complex="italic" style:font-weight-complex="bold"/>
    </style:style>
    <style:style style:name="ce39" style:family="table-cell" style:parent-style-name="Default">
      <style:table-cell-properties fo:background-color="#c1fcfb" fo:padding="0.71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glyph-orientation-vertical="0" fo:border-bottom="0.74pt solid #000000" fo:background-color="#fcd4d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0" style:family="table-cell" style:parent-style-name="Default" style:data-style-name="N116">
      <style:table-cell-properties style:glyph-orientation-vertical="0" fo:border-bottom="0.74pt solid #000000" fo:background-color="#c1fcfb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italic" fo:text-shadow="none" style:text-underline-style="none" fo:font-weight="bold" style:font-size-asian="12pt" style:font-style-asian="italic" style:font-weight-asian="bold" style:font-name-complex="Arial CE" style:font-size-complex="12pt" style:font-style-complex="italic" style:font-weight-complex="bold"/>
    </style:style>
    <style:style style:name="ce41" style:family="table-cell" style:parent-style-name="Default">
      <style:table-cell-properties fo:background-color="#fcd4d1" fo:padding="0.71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dcbaba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3pt" fo:font-style="italic" fo:text-shadow="none" style:text-underline-style="none" fo:font-weight="bold" style:font-size-asian="13pt" style:font-style-asian="italic" style:font-weight-asian="bold" style:font-name-complex="Arial CE" style:font-size-complex="13pt" style:font-style-complex="italic" style:font-weight-complex="bold"/>
    </style:style>
    <style:style style:name="ce47" style:family="table-cell" style:parent-style-name="Default">
      <style:table-cell-properties fo:background-color="#c1fcfb"/>
      <style:text-properties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fcd4d1" style:text-align-source="fix" style:repeat-content="false"/>
      <style:paragraph-properties fo:text-align="start" fo:margin-left="0mm"/>
    </style:style>
    <style:style style:name="ce92" style:family="table-cell" style:parent-style-name="Default" style:data-style-name="N75">
      <style:table-cell-properties style:glyph-orientation-vertical="0" fo:border-bottom="0.74pt solid #000000" fo:background-color="#fcd4d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3" style:family="table-cell" style:parent-style-name="Default" style:data-style-name="N3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 style:data-style-name="N116">
      <style:table-cell-properties style:glyph-orientation-vertical="0" fo:border-bottom="0.74pt solid #000000" fo:background-color="#fcd4d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5" style:family="table-cell" style:parent-style-name="Default" style:data-style-name="N118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</style:style>
    <style:style style:name="ce96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97" style:family="table-cell" style:parent-style-name="Default" style:data-style-name="N118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 style:data-style-name="N118">
      <style:table-cell-properties style:text-align-source="fix" style:repeat-content="false" fo:padding="0.71mm"/>
      <style:paragraph-properties fo:text-align="start" fo:margin-left="0mm"/>
    </style:style>
    <style:style style:name="ce15" style:family="table-cell" style:parent-style-name="Default" style:data-style-name="N118">
      <style:table-cell-properties fo:padding="0.71mm"/>
    </style:style>
    <style:style style:name="ce100" style:family="table-cell" style:parent-style-name="Default" style:data-style-name="N0">
      <style:table-cell-properties style:text-align-source="fix" style:repeat-content="false" fo:padding="0.71mm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cbaba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italic" fo:text-shadow="none" style:text-underline-style="none" fo:font-weight="bold" style:font-size-asian="12pt" style:font-style-asian="italic" style:font-weight-asian="bold" style:font-name-complex="Arial CE" style:font-size-complex="12pt" style:font-style-complex="italic" style:font-weight-complex="bold"/>
    </style:style>
    <style:style style:name="ce105" style:family="table-cell" style:parent-style-name="Default" style:data-style-name="N75">
      <style:table-cell-properties fo:background-color="#c1fcfb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107" style:family="table-cell" style:parent-style-name="Default">
      <style:table-cell-properties fo:background-color="#c1fcfb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dcbaba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italic" fo:text-shadow="none" style:text-underline-style="none" fo:font-weight="bold" style:font-size-asian="14pt" style:font-style-asian="italic" style:font-weight-asian="bold" style:font-name-complex="Arial CE" style:font-size-complex="14pt" style:font-style-complex="italic" style:font-weight-complex="bold"/>
    </style:style>
    <style:style style:name="ce81" style:family="table-cell" style:parent-style-name="Default">
      <style:table-cell-properties fo:background-color="#c1fcfb" fo:padding="0.71mm"/>
      <style:text-properties style:use-window-font-color="true" style:text-outline="false" style:text-line-through-style="none" style:text-line-through-type="none" style:font-name="Arial CE" fo:font-size="15pt" fo:font-style="normal" fo:text-shadow="none" style:text-underline-style="none" fo:font-weight="bold" style:font-size-asian="15pt" style:font-style-asian="normal" style:font-weight-asian="bold" style:font-name-complex="Arial CE" style:font-size-complex="15pt" style:font-style-complex="normal" style:font-weight-complex="bold"/>
    </style:style>
    <style:style style:name="ce110" style:family="table-cell" style:parent-style-name="Default" style:data-style-name="N117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1) Ile zarabiają pracownicy zatrudnieni w oddziale "Niemcy"?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2) Jaka jest średnia stawka godzinowa pracowników zatrudnionych w departamencie "Rajdy Wodne"?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5) W arkuszu "Wyniki" w komórce B5 wstaw formułę, która policzy ilu pracowników zarabia powyżej 300 zł.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16" table:number-columns-repeated="1023"/>
        </table:table-row>
        <table:table-row table:style-name="ro1">
          <table:table-cell table:style-name="ce8" office:value-type="string" calcext:value-type="string">
            <text:p>6b) W komórce "B6" arkusza "Wyniki" wstaw funkcję, która podaje ilu pracowników dostało premię.</text:p>
          </table:table-cell>
          <table:table-cell table:style-name="ce16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3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58"/>
        <table:table-column table:style-name="co10" table:default-cell-style-name="ce9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column table:style-name="co2" table:number-columns-repeated="2" table:default-cell-style-name="Default"/>
        <table:table-column table:style-name="co14" table:default-cell-style-name="ce9"/>
        <table:table-column table:style-name="co2" table:number-columns-repeated="1011" table:default-cell-style-name="Default"/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7" office:value-type="string" calcext:value-type="string">
            <text:p>DATA ZATR.</text:p>
          </table:table-cell>
          <table:table-cell table:style-name="ce10" office:value-type="string" calcext:value-type="string">
            <text:p>GODZ</text:p>
          </table:table-cell>
          <table:table-cell table:style-name="ce10" office:value-type="string" calcext:value-type="string">
            <text:p>STAWKA GODZ.</text:p>
          </table:table-cell>
          <table:table-cell table:style-name="ce10" office:value-type="string" calcext:value-type="string">
            <text:p>PŁACA BRUTTO</text:p>
          </table:table-cell>
          <table:table-cell table:style-name="ce10" office:value-type="string" calcext:value-type="string">
            <text:p>OKRES ZATRUDNIENIA</text:p>
          </table:table-cell>
          <table:table-cell table:style-name="ce10" office:value-type="string" calcext:value-type="string">
            <text:p>PREMIA</text:p>
          </table:table-cell>
          <table:table-cell table:style-name="ce63" table:number-columns-repeated="2"/>
          <table:table-cell table:number-columns-repeated="1011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Kli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12-24" calcext:value-type="date">
            <text:p>24 XII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G2]*[.H2]" office:value-type="float" office:value="443.75" calcext:value-type="float">
            <text:p>443,75 zł</text:p>
          </table:table-cell>
          <table:table-cell table:style-name="ce42" table:formula="of:=DAYS([.$M$2];[.F2])" office:value-type="float" office:value="11831" calcext:value-type="float">
            <text:p>11831</text:p>
          </table:table-cell>
          <table:table-cell table:style-name="ce43" table:formula="of:=IF(AND([.J2]&gt;8000;[.J2]&lt;9500);30%;IF([.J2]&gt;9500;40%;))" office:value-type="percentage" office:value="0.4" calcext:value-type="percentage">
            <text:p>40,00%</text:p>
          </table:table-cell>
          <table:table-cell/>
          <table:table-cell table:style-name="ce51" office:value-type="date" office:date-value="2019-05-16" calcext:value-type="date">
            <text:p>16 V 2019</text:p>
          </table:table-cell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ean</text:p>
          </table:table-cell>
          <table:table-cell table:style-name="ce20" office:value-type="string" calcext:value-type="string">
            <text:p>Willi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07-05" calcext:value-type="date">
            <text:p>5 VII 19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3]*[.H3]" office:value-type="float" office:value="472.15" calcext:value-type="float">
            <text:p>472,15 zł</text:p>
          </table:table-cell>
          <table:table-cell table:style-name="ce42" table:formula="of:=DAYS([.$M$2];[.F3])" office:value-type="float" office:value="12368" calcext:value-type="float">
            <text:p>12368</text:p>
          </table:table-cell>
          <table:table-cell table:style-name="ce43" table:formula="of:=IF(AND([.J3]&gt;8000;[.J3]&lt;9500);30%;IF([.J3]&gt;9500;40%;))" office:value-type="percentage" office:value="0.4" calcext:value-type="percentage">
            <text:p>40,00%</text:p>
          </table:table-cell>
          <table:table-cell/>
          <table:table-cell table:style-name="ce63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olleen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0-07-26" calcext:value-type="date">
            <text:p>26 VII 19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G4]*[.H4]" office:value-type="float" office:value="703.5" calcext:value-type="float">
            <text:p>703,50 zł</text:p>
          </table:table-cell>
          <table:table-cell table:style-name="ce42" table:formula="of:=DAYS([.$M$2];[.F4])" office:value-type="float" office:value="10521" calcext:value-type="float">
            <text:p>10521</text:p>
          </table:table-cell>
          <table:table-cell table:style-name="ce43" table:formula="of:=IF(AND([.J4]&gt;8000;[.J4]&lt;9500);30%;IF([.J4]&gt;9500;40%;))" office:value-type="percentage" office:value="0.4" calcext:value-type="percentage">
            <text:p>40,00%</text:p>
          </table:table-cell>
          <table:table-cell/>
          <table:table-cell table:style-name="ce63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Teri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8-06-07" calcext:value-type="date">
            <text:p>7 VI 19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G5]*[.H5]" office:value-type="float" office:value="350" calcext:value-type="float">
            <text:p>350,00 zł</text:p>
          </table:table-cell>
          <table:table-cell table:style-name="ce42" table:formula="of:=DAYS([.$M$2];[.F5])" office:value-type="float" office:value="11300" calcext:value-type="float">
            <text:p>11300</text:p>
          </table:table-cell>
          <table:table-cell table:style-name="ce43" table:formula="of:=IF(AND([.J5]&gt;8000;[.J5]&lt;9500);30%;IF([.J5]&gt;9500;40%;))" office:value-type="percentage" office:value="0.4" calcext:value-type="percentage">
            <text:p>40,00%</text:p>
          </table:table-cell>
          <table:table-cell/>
          <table:table-cell table:style-name="ce66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Frank</text:p>
          </table:table-cell>
          <table:table-cell table:style-name="ce20" office:value-type="string" calcext:value-type="string">
            <text:p>Culbert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7-12" calcext:value-type="date">
            <text:p>12 VII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6]*[.H6]" office:value-type="float" office:value="504" calcext:value-type="float">
            <text:p>504,00 zł</text:p>
          </table:table-cell>
          <table:table-cell table:style-name="ce42" table:formula="of:=DAYS([.$M$2];[.F6])" office:value-type="float" office:value="13092" calcext:value-type="float">
            <text:p>13092</text:p>
          </table:table-cell>
          <table:table-cell table:style-name="ce43" table:formula="of:=IF(AND([.J6]&gt;8000;[.J6]&lt;9500);30%;IF([.J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Kirsten</text:p>
          </table:table-cell>
          <table:table-cell table:style-name="ce20" office:value-type="string" calcext:value-type="string">
            <text:p>DeVinney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7-06-05" calcext:value-type="date">
            <text:p>5 VI 1987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7]*[.H7]" office:value-type="float" office:value="840" calcext:value-type="float">
            <text:p>840,00 zł</text:p>
          </table:table-cell>
          <table:table-cell table:style-name="ce42" table:formula="of:=DAYS([.$M$2];[.F7])" office:value-type="float" office:value="11668" calcext:value-type="float">
            <text:p>11668</text:p>
          </table:table-cell>
          <table:table-cell table:style-name="ce43" table:formula="of:=IF(AND([.J7]&gt;8000;[.J7]&lt;9500);30%;IF([.J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Theresa</text:p>
          </table:table-cell>
          <table:table-cell table:style-name="ce20" office:value-type="string" calcext:value-type="string">
            <text:p>Califano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02-26" calcext:value-type="date">
            <text:p>26 II 1989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8]*[.H8]" office:value-type="float" office:value="423.5" calcext:value-type="float">
            <text:p>423,50 zł</text:p>
          </table:table-cell>
          <table:table-cell table:style-name="ce42" table:formula="of:=DAYS([.$M$2];[.F8])" office:value-type="float" office:value="11036" calcext:value-type="float">
            <text:p>11036</text:p>
          </table:table-cell>
          <table:table-cell table:style-name="ce43" table:formula="of:=IF(AND([.J8]&gt;8000;[.J8]&lt;9500);30%;IF([.J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Barry</text:p>
          </table:table-cell>
          <table:table-cell table:style-name="ce20" office:value-type="string" calcext:value-type="string">
            <text:p>Ball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4-15" calcext:value-type="date">
            <text:p>15 IV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9]*[.H9]" office:value-type="float" office:value="860" calcext:value-type="float">
            <text:p>860,00 zł</text:p>
          </table:table-cell>
          <table:table-cell table:style-name="ce42" table:formula="of:=DAYS([.$M$2];[.F9])" office:value-type="float" office:value="13180" calcext:value-type="float">
            <text:p>13180</text:p>
          </table:table-cell>
          <table:table-cell table:style-name="ce43" table:formula="of:=IF(AND([.J9]&gt;8000;[.J9]&lt;9500);30%;IF([.J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20" office:value-type="string" calcext:value-type="string">
            <text:p>Cheryl</text:p>
          </table:table-cell>
          <table:table-cell table:style-name="ce20" office:value-type="string" calcext:value-type="string">
            <text:p>Hala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0-02-01" calcext:value-type="date">
            <text:p>1 II 1990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10]*[.H10]" office:value-type="float" office:value="472.15" calcext:value-type="float">
            <text:p>472,15 zł</text:p>
          </table:table-cell>
          <table:table-cell table:style-name="ce42" table:formula="of:=DAYS([.$M$2];[.F10])" office:value-type="float" office:value="10696" calcext:value-type="float">
            <text:p>10696</text:p>
          </table:table-cell>
          <table:table-cell table:style-name="ce43" table:formula="of:=IF(AND([.J10]&gt;8000;[.J10]&lt;9500);30%;IF([.J1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Harry</text:p>
          </table:table-cell>
          <table:table-cell table:style-name="ce20" office:value-type="string" calcext:value-type="string">
            <text:p>Swayn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0-12-30" calcext:value-type="date">
            <text:p>30 XII 1990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11]*[.H11]" office:value-type="float" office:value="860" calcext:value-type="float">
            <text:p>860,00 zł</text:p>
          </table:table-cell>
          <table:table-cell table:style-name="ce42" table:formula="of:=DAYS([.$M$2];[.F11])" office:value-type="float" office:value="10364" calcext:value-type="float">
            <text:p>10364</text:p>
          </table:table-cell>
          <table:table-cell table:style-name="ce43" table:formula="of:=IF(AND([.J11]&gt;8000;[.J11]&lt;9500);30%;IF([.J1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Shing</text:p>
          </table:table-cell>
          <table:table-cell table:style-name="ce20" office:value-type="string" calcext:value-type="string">
            <text:p>Che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4-08-08" calcext:value-type="date">
            <text:p>8 VIII 1984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12]*[.H12]" office:value-type="float" office:value="472.15" calcext:value-type="float">
            <text:p>472,15 zł</text:p>
          </table:table-cell>
          <table:table-cell table:style-name="ce42" table:formula="of:=DAYS([.$M$2];[.F12])" office:value-type="float" office:value="12699" calcext:value-type="float">
            <text:p>12699</text:p>
          </table:table-cell>
          <table:table-cell table:style-name="ce43" table:formula="of:=IF(AND([.J12]&gt;8000;[.J12]&lt;9500);30%;IF([.J1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0" office:value-type="string" calcext:value-type="string">
            <text:p>Seth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0-04-05" calcext:value-type="date">
            <text:p>5 IV 1990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G13]*[.H13]" office:value-type="float" office:value="176" calcext:value-type="float">
            <text:p>176,00 zł</text:p>
          </table:table-cell>
          <table:table-cell table:style-name="ce42" table:formula="of:=DAYS([.$M$2];[.F13])" office:value-type="float" office:value="10633" calcext:value-type="float">
            <text:p>10633</text:p>
          </table:table-cell>
          <table:table-cell table:style-name="ce43" table:formula="of:=IF(AND([.J13]&gt;8000;[.J13]&lt;9500);30%;IF([.J1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Ambros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01-25" calcext:value-type="date">
            <text:p>25 I 19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G14]*[.H14]" office:value-type="float" office:value="443.75" calcext:value-type="float">
            <text:p>443,75 zł</text:p>
          </table:table-cell>
          <table:table-cell table:style-name="ce42" table:formula="of:=DAYS([.$M$2];[.F14])" office:value-type="float" office:value="12529" calcext:value-type="float">
            <text:p>12529</text:p>
          </table:table-cell>
          <table:table-cell table:style-name="ce43" table:formula="of:=IF(AND([.J14]&gt;8000;[.J14]&lt;9500);30%;IF([.J1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20" office:value-type="string" calcext:value-type="string">
            <text:p>Chris</text:p>
          </table:table-cell>
          <table:table-cell table:style-name="ce20" office:value-type="string" calcext:value-type="string">
            <text:p>Hume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8-05-12" calcext:value-type="date">
            <text:p>12 V 19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7.22" calcext:value-type="float">
            <text:p>7,22 zł</text:p>
          </table:table-cell>
          <table:table-cell table:style-name="ce29" table:formula="of:=[.G15]*[.H15]" office:value-type="float" office:value="288.8" calcext:value-type="float">
            <text:p>288,80 zł</text:p>
          </table:table-cell>
          <table:table-cell table:style-name="ce42" table:formula="of:=DAYS([.$M$2];[.F15])" office:value-type="float" office:value="11326" calcext:value-type="float">
            <text:p>11326</text:p>
          </table:table-cell>
          <table:table-cell table:style-name="ce43" table:formula="of:=IF(AND([.J15]&gt;8000;[.J15]&lt;9500);30%;IF([.J1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Murray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06-10" calcext:value-type="date">
            <text:p>10 V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16]*[.H16]" office:value-type="float" office:value="504" calcext:value-type="float">
            <text:p>504,00 zł</text:p>
          </table:table-cell>
          <table:table-cell table:style-name="ce42" table:formula="of:=DAYS([.$M$2];[.F16])" office:value-type="float" office:value="11663" calcext:value-type="float">
            <text:p>11663</text:p>
          </table:table-cell>
          <table:table-cell table:style-name="ce43" table:formula="of:=IF(AND([.J16]&gt;8000;[.J16]&lt;9500);30%;IF([.J1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office:value-type="string" calcext:value-type="string">
            <text:p>James</text:p>
          </table:table-cell>
          <table:table-cell table:style-name="ce20" office:value-type="string" calcext:value-type="string">
            <text:p>Rich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10-11" calcext:value-type="date">
            <text:p>11 X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17]*[.H17]" office:value-type="float" office:value="472.15" calcext:value-type="float">
            <text:p>472,15 zł</text:p>
          </table:table-cell>
          <table:table-cell table:style-name="ce42" table:formula="of:=DAYS([.$M$2];[.F17])" office:value-type="float" office:value="11905" calcext:value-type="float">
            <text:p>11905</text:p>
          </table:table-cell>
          <table:table-cell table:style-name="ce43" table:formula="of:=IF(AND([.J17]&gt;8000;[.J17]&lt;9500);30%;IF([.J1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Gorski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5-05-07" calcext:value-type="date">
            <text:p>7 V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G18]*[.H18]" office:value-type="float" office:value="880" calcext:value-type="float">
            <text:p>880,00 zł</text:p>
          </table:table-cell>
          <table:table-cell table:style-name="ce42" table:formula="of:=DAYS([.$M$2];[.F18])" office:value-type="float" office:value="12427" calcext:value-type="float">
            <text:p>12427</text:p>
          </table:table-cell>
          <table:table-cell table:style-name="ce43" table:formula="of:=IF(AND([.J18]&gt;8000;[.J18]&lt;9500);30%;IF([.J1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Hoffm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7-12-19" calcext:value-type="date">
            <text:p>19 XI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G19]*[.H19]" office:value-type="float" office:value="880" calcext:value-type="float">
            <text:p>880,00 zł</text:p>
          </table:table-cell>
          <table:table-cell table:style-name="ce42" table:formula="of:=DAYS([.$M$2];[.F19])" office:value-type="float" office:value="11471" calcext:value-type="float">
            <text:p>11471</text:p>
          </table:table-cell>
          <table:table-cell table:style-name="ce43" table:formula="of:=IF(AND([.J19]&gt;8000;[.J19]&lt;9500);30%;IF([.J1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20" office:value-type="string" calcext:value-type="string">
            <text:p>Dean</text:p>
          </table:table-cell>
          <table:table-cell table:style-name="ce20" office:value-type="string" calcext:value-type="string">
            <text:p>Kram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06-23" calcext:value-type="date">
            <text:p>23 V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G20]*[.H20]" office:value-type="float" office:value="600" calcext:value-type="float">
            <text:p>600,00 zł</text:p>
          </table:table-cell>
          <table:table-cell table:style-name="ce42" table:formula="of:=DAYS([.$M$2];[.F20])" office:value-type="float" office:value="11650" calcext:value-type="float">
            <text:p>11650</text:p>
          </table:table-cell>
          <table:table-cell table:style-name="ce43" table:formula="of:=IF(AND([.J20]&gt;8000;[.J20]&lt;9500);30%;IF([.J2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Hil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07-21" calcext:value-type="date">
            <text:p>21 VII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G21]*[.H21]" office:value-type="float" office:value="443.75" calcext:value-type="float">
            <text:p>443,75 zł</text:p>
          </table:table-cell>
          <table:table-cell table:style-name="ce42" table:formula="of:=DAYS([.$M$2];[.F21])" office:value-type="float" office:value="11987" calcext:value-type="float">
            <text:p>11987</text:p>
          </table:table-cell>
          <table:table-cell table:style-name="ce43" table:formula="of:=IF(AND([.J21]&gt;8000;[.J21]&lt;9500);30%;IF([.J2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20" office:value-type="string" calcext:value-type="string">
            <text:p>Julia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4-02-17" calcext:value-type="date">
            <text:p>17 II 1984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G22]*[.H22]" office:value-type="float" office:value="213" calcext:value-type="float">
            <text:p>213,00 zł</text:p>
          </table:table-cell>
          <table:table-cell table:style-name="ce42" table:formula="of:=DAYS([.$M$2];[.F22])" office:value-type="float" office:value="12872" calcext:value-type="float">
            <text:p>12872</text:p>
          </table:table-cell>
          <table:table-cell table:style-name="ce43" table:formula="of:=IF(AND([.J22]&gt;8000;[.J22]&lt;9500);30%;IF([.J2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Jacqueline</text:p>
          </table:table-cell>
          <table:table-cell table:style-name="ce20" office:value-type="string" calcext:value-type="string">
            <text:p>Bank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02-02" calcext:value-type="date">
            <text:p>2 I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G23]*[.H23]" office:value-type="float" office:value="350" calcext:value-type="float">
            <text:p>350,00 zł</text:p>
          </table:table-cell>
          <table:table-cell table:style-name="ce42" table:formula="of:=DAYS([.$M$2];[.F23])" office:value-type="float" office:value="12887" calcext:value-type="float">
            <text:p>12887</text:p>
          </table:table-cell>
          <table:table-cell table:style-name="ce43" table:formula="of:=IF(AND([.J23]&gt;8000;[.J23]&lt;9500);30%;IF([.J2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Jeffrey</text:p>
          </table:table-cell>
          <table:table-cell table:style-name="ce20" office:value-type="string" calcext:value-type="string">
            <text:p>Stro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1-03-08" calcext:value-type="date">
            <text:p>8 III 198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G24]*[.H24]" office:value-type="float" office:value="780" calcext:value-type="float">
            <text:p>780,00 zł</text:p>
          </table:table-cell>
          <table:table-cell table:style-name="ce42" table:formula="of:=DAYS([.$M$2];[.F24])" office:value-type="float" office:value="13948" calcext:value-type="float">
            <text:p>13948</text:p>
          </table:table-cell>
          <table:table-cell table:style-name="ce43" table:formula="of:=IF(AND([.J24]&gt;8000;[.J24]&lt;9500);30%;IF([.J2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20" office:value-type="string" calcext:value-type="string">
            <text:p>Jeri Lynn</text:p>
          </table:table-cell>
          <table:table-cell table:style-name="ce20" office:value-type="string" calcext:value-type="string">
            <text:p>MacFall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4-08" calcext:value-type="date">
            <text:p>8 IV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25]*[.H25]" office:value-type="float" office:value="860" calcext:value-type="float">
            <text:p>860,00 zł</text:p>
          </table:table-cell>
          <table:table-cell table:style-name="ce42" table:formula="of:=DAYS([.$M$2];[.F25])" office:value-type="float" office:value="12821" calcext:value-type="float">
            <text:p>12821</text:p>
          </table:table-cell>
          <table:table-cell table:style-name="ce43" table:formula="of:=IF(AND([.J25]&gt;8000;[.J25]&lt;9500);30%;IF([.J2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Sung</text:p>
          </table:table-cell>
          <table:table-cell table:style-name="ce20" office:value-type="string" calcext:value-type="string">
            <text:p>Kim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9-11-15" calcext:value-type="date">
            <text:p>15 X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26]*[.H26]" office:value-type="float" office:value="620" calcext:value-type="float">
            <text:p>620,00 zł</text:p>
          </table:table-cell>
          <table:table-cell table:style-name="ce42" table:formula="of:=DAYS([.$M$2];[.F26])" office:value-type="float" office:value="10774" calcext:value-type="float">
            <text:p>10774</text:p>
          </table:table-cell>
          <table:table-cell table:style-name="ce43" table:formula="of:=IF(AND([.J26]&gt;8000;[.J26]&lt;9500);30%;IF([.J2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20" office:value-type="string" calcext:value-type="string">
            <text:p>Theodore</text:p>
          </table:table-cell>
          <table:table-cell table:style-name="ce20" office:value-type="string" calcext:value-type="string">
            <text:p>Ness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1-08-04" calcext:value-type="date">
            <text:p>4 VIII 1991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G27]*[.H27]" office:value-type="float" office:value="176" calcext:value-type="float">
            <text:p>176,00 zł</text:p>
          </table:table-cell>
          <table:table-cell table:style-name="ce42" table:formula="of:=DAYS([.$M$2];[.F27])" office:value-type="float" office:value="10147" calcext:value-type="float">
            <text:p>10147</text:p>
          </table:table-cell>
          <table:table-cell table:style-name="ce43" table:formula="of:=IF(AND([.J27]&gt;8000;[.J27]&lt;9500);30%;IF([.J2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20" office:value-type="string" calcext:value-type="string">
            <text:p>Brad</text:p>
          </table:table-cell>
          <table:table-cell table:style-name="ce20" office:value-type="string" calcext:value-type="string">
            <text:p>Hinkelma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11-08" calcext:value-type="date">
            <text:p>8 XI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G28]*[.H28]" office:value-type="float" office:value="780" calcext:value-type="float">
            <text:p>780,00 zł</text:p>
          </table:table-cell>
          <table:table-cell table:style-name="ce42" table:formula="of:=DAYS([.$M$2];[.F28])" office:value-type="float" office:value="12242" calcext:value-type="float">
            <text:p>12242</text:p>
          </table:table-cell>
          <table:table-cell table:style-name="ce43" table:formula="of:=IF(AND([.J28]&gt;8000;[.J28]&lt;9500);30%;IF([.J2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Cuffaro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9-18" calcext:value-type="date">
            <text:p>18 IX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29]*[.H29]" office:value-type="float" office:value="504" calcext:value-type="float">
            <text:p>504,00 zł</text:p>
          </table:table-cell>
          <table:table-cell table:style-name="ce42" table:formula="of:=DAYS([.$M$2];[.F29])" office:value-type="float" office:value="13024" calcext:value-type="float">
            <text:p>13024</text:p>
          </table:table-cell>
          <table:table-cell table:style-name="ce43" table:formula="of:=IF(AND([.J29]&gt;8000;[.J29]&lt;9500);30%;IF([.J2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Donald</text:p>
          </table:table-cell>
          <table:table-cell table:style-name="ce20" office:value-type="string" calcext:value-type="string">
            <text:p>Reese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08-17" calcext:value-type="date">
            <text:p>17 VIII 1984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G30]*[.H30]" office:value-type="float" office:value="176" calcext:value-type="float">
            <text:p>176,00 zł</text:p>
          </table:table-cell>
          <table:table-cell table:style-name="ce42" table:formula="of:=DAYS([.$M$2];[.F30])" office:value-type="float" office:value="12690" calcext:value-type="float">
            <text:p>12690</text:p>
          </table:table-cell>
          <table:table-cell table:style-name="ce43" table:formula="of:=IF(AND([.J30]&gt;8000;[.J30]&lt;9500);30%;IF([.J3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Joanne</text:p>
          </table:table-cell>
          <table:table-cell table:style-name="ce20" office:value-type="string" calcext:value-type="string">
            <text:p>Park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8-23" calcext:value-type="date">
            <text:p>23 VII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31]*[.H31]" office:value-type="float" office:value="860" calcext:value-type="float">
            <text:p>860,00 zł</text:p>
          </table:table-cell>
          <table:table-cell table:style-name="ce42" table:formula="of:=DAYS([.$M$2];[.F31])" office:value-type="float" office:value="12684" calcext:value-type="float">
            <text:p>12684</text:p>
          </table:table-cell>
          <table:table-cell table:style-name="ce43" table:formula="of:=IF(AND([.J31]&gt;8000;[.J31]&lt;9500);30%;IF([.J3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Susan</text:p>
          </table:table-cell>
          <table:table-cell table:style-name="ce20" office:value-type="string" calcext:value-type="string">
            <text:p>Drake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9-12-13" calcext:value-type="date">
            <text:p>13 XII 1989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G32]*[.H32]" office:value-type="float" office:value="213" calcext:value-type="float">
            <text:p>213,00 zł</text:p>
          </table:table-cell>
          <table:table-cell table:style-name="ce42" table:formula="of:=DAYS([.$M$2];[.F32])" office:value-type="float" office:value="10746" calcext:value-type="float">
            <text:p>10746</text:p>
          </table:table-cell>
          <table:table-cell table:style-name="ce43" table:formula="of:=IF(AND([.J32]&gt;8000;[.J32]&lt;9500);30%;IF([.J3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20" office:value-type="string" calcext:value-type="string">
            <text:p>James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2-05" calcext:value-type="date">
            <text:p>5 II 1991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33]*[.H33]" office:value-type="float" office:value="423.5" calcext:value-type="float">
            <text:p>423,50 zł</text:p>
          </table:table-cell>
          <table:table-cell table:style-name="ce42" table:formula="of:=DAYS([.$M$2];[.F33])" office:value-type="float" office:value="10327" calcext:value-type="float">
            <text:p>10327</text:p>
          </table:table-cell>
          <table:table-cell table:style-name="ce43" table:formula="of:=IF(AND([.J33]&gt;8000;[.J33]&lt;9500);30%;IF([.J3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Laura</text:p>
          </table:table-cell>
          <table:table-cell table:style-name="ce20" office:value-type="string" calcext:value-type="string">
            <text:p>Reag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0-08-12" calcext:value-type="date">
            <text:p>12 VIII 1990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34]*[.H34]" office:value-type="float" office:value="840" calcext:value-type="float">
            <text:p>840,00 zł</text:p>
          </table:table-cell>
          <table:table-cell table:style-name="ce42" table:formula="of:=DAYS([.$M$2];[.F34])" office:value-type="float" office:value="10504" calcext:value-type="float">
            <text:p>10504</text:p>
          </table:table-cell>
          <table:table-cell table:style-name="ce43" table:formula="of:=IF(AND([.J34]&gt;8000;[.J34]&lt;9500);30%;IF([.J3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Brian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8-11-05" calcext:value-type="date">
            <text:p>5 XI 19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G35]*[.H35]" office:value-type="float" office:value="780" calcext:value-type="float">
            <text:p>780,00 zł</text:p>
          </table:table-cell>
          <table:table-cell table:style-name="ce42" table:formula="of:=DAYS([.$M$2];[.F35])" office:value-type="float" office:value="11149" calcext:value-type="float">
            <text:p>11149</text:p>
          </table:table-cell>
          <table:table-cell table:style-name="ce43" table:formula="of:=IF(AND([.J35]&gt;8000;[.J35]&lt;9500);30%;IF([.J3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Mary</text:p>
          </table:table-cell>
          <table:table-cell table:style-name="ce20" office:value-type="string" calcext:value-type="string">
            <text:p>Barb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11-25" calcext:value-type="date">
            <text:p>25 XI 19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G36]*[.H36]" office:value-type="float" office:value="443.75" calcext:value-type="float">
            <text:p>443,75 zł</text:p>
          </table:table-cell>
          <table:table-cell table:style-name="ce42" table:formula="of:=DAYS([.$M$2];[.F36])" office:value-type="float" office:value="11495" calcext:value-type="float">
            <text:p>11495</text:p>
          </table:table-cell>
          <table:table-cell table:style-name="ce43" table:formula="of:=IF(AND([.J36]&gt;8000;[.J36]&lt;9500);30%;IF([.J36]&gt;9500;40%;))" office:value-type="percentage" office:value="0.4" calcext:value-type="percentage">
            <text:p>40,00%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20" office:value-type="string" calcext:value-type="string">
            <text:p>Peter</text:p>
          </table:table-cell>
          <table:table-cell table:style-name="ce20" office:value-type="string" calcext:value-type="string">
            <text:p>Alle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05-31" calcext:value-type="date">
            <text:p>31 V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G37]*[.H37]" office:value-type="float" office:value="350" calcext:value-type="float">
            <text:p>350,00 zł</text:p>
          </table:table-cell>
          <table:table-cell table:style-name="ce42" table:formula="of:=DAYS([.$M$2];[.F37])" office:value-type="float" office:value="12038" calcext:value-type="float">
            <text:p>12038</text:p>
          </table:table-cell>
          <table:table-cell table:style-name="ce43" table:formula="of:=IF(AND([.J37]&gt;8000;[.J37]&lt;9500);30%;IF([.J3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Mary</text:p>
          </table:table-cell>
          <table:table-cell table:style-name="ce20" office:value-type="string" calcext:value-type="string">
            <text:p>Altma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09-09" calcext:value-type="date">
            <text:p>9 IX 1987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38]*[.H38]" office:value-type="float" office:value="191.75" calcext:value-type="float">
            <text:p>191,75 zł</text:p>
          </table:table-cell>
          <table:table-cell table:style-name="ce42" table:formula="of:=DAYS([.$M$2];[.F38])" office:value-type="float" office:value="11572" calcext:value-type="float">
            <text:p>11572</text:p>
          </table:table-cell>
          <table:table-cell table:style-name="ce43" table:formula="of:=IF(AND([.J38]&gt;8000;[.J38]&lt;9500);30%;IF([.J3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20" office:value-type="string" calcext:value-type="string">
            <text:p>Fred</text:p>
          </table:table-cell>
          <table:table-cell table:style-name="ce20" office:value-type="string" calcext:value-type="string">
            <text:p>Mallory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3-06-17" calcext:value-type="date">
            <text:p>17 VI 1983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39]*[.H39]" office:value-type="float" office:value="589" calcext:value-type="float">
            <text:p>589,00 zł</text:p>
          </table:table-cell>
          <table:table-cell table:style-name="ce42" table:formula="of:=DAYS([.$M$2];[.F39])" office:value-type="float" office:value="13117" calcext:value-type="float">
            <text:p>13117</text:p>
          </table:table-cell>
          <table:table-cell table:style-name="ce43" table:formula="of:=IF(AND([.J39]&gt;8000;[.J39]&lt;9500);30%;IF([.J3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20" office:value-type="string" calcext:value-type="string">
            <text:p>Molly</text:p>
          </table:table-cell>
          <table:table-cell table:style-name="ce20" office:value-type="string" calcext:value-type="string">
            <text:p>Steadm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8-15" calcext:value-type="date">
            <text:p>15 VII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G40]*[.H40]" office:value-type="float" office:value="880" calcext:value-type="float">
            <text:p>880,00 zł</text:p>
          </table:table-cell>
          <table:table-cell table:style-name="ce42" table:formula="of:=DAYS([.$M$2];[.F40])" office:value-type="float" office:value="10866" calcext:value-type="float">
            <text:p>10866</text:p>
          </table:table-cell>
          <table:table-cell table:style-name="ce43" table:formula="of:=IF(AND([.J40]&gt;8000;[.J40]&lt;9500);30%;IF([.J4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Greg</text:p>
          </table:table-cell>
          <table:table-cell table:style-name="ce20" office:value-type="string" calcext:value-type="string">
            <text:p>Conno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1-04" calcext:value-type="date">
            <text:p>4 XI 1987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41]*[.H41]" office:value-type="float" office:value="589" calcext:value-type="float">
            <text:p>589,00 zł</text:p>
          </table:table-cell>
          <table:table-cell table:style-name="ce42" table:formula="of:=DAYS([.$M$2];[.F41])" office:value-type="float" office:value="11516" calcext:value-type="float">
            <text:p>11516</text:p>
          </table:table-cell>
          <table:table-cell table:style-name="ce43" table:formula="of:=IF(AND([.J41]&gt;8000;[.J41]&lt;9500);30%;IF([.J4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20" office:value-type="string" calcext:value-type="string">
            <text:p>Kathy</text:p>
          </table:table-cell>
          <table:table-cell table:style-name="ce20" office:value-type="string" calcext:value-type="string">
            <text:p>Mayro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5-19" calcext:value-type="date">
            <text:p>19 V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22" calcext:value-type="float">
            <text:p>8,22 zł</text:p>
          </table:table-cell>
          <table:table-cell table:style-name="ce29" table:formula="of:=[.G42]*[.H42]" office:value-type="float" office:value="328.8" calcext:value-type="float">
            <text:p>328,80 zł</text:p>
          </table:table-cell>
          <table:table-cell table:style-name="ce42" table:formula="of:=DAYS([.$M$2];[.F42])" office:value-type="float" office:value="12050" calcext:value-type="float">
            <text:p>12050</text:p>
          </table:table-cell>
          <table:table-cell table:style-name="ce43" table:formula="of:=IF(AND([.J42]&gt;8000;[.J42]&lt;9500);30%;IF([.J4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Simp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2-01-12" calcext:value-type="date">
            <text:p>12 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G43]*[.H43]" office:value-type="float" office:value="780" calcext:value-type="float">
            <text:p>780,00 zł</text:p>
          </table:table-cell>
          <table:table-cell table:style-name="ce42" table:formula="of:=DAYS([.$M$2];[.F43])" office:value-type="float" office:value="13638" calcext:value-type="float">
            <text:p>13638</text:p>
          </table:table-cell>
          <table:table-cell table:style-name="ce43" table:formula="of:=IF(AND([.J43]&gt;8000;[.J43]&lt;9500);30%;IF([.J4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Richardso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3-23" calcext:value-type="date">
            <text:p>23 II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44]*[.H44]" office:value-type="float" office:value="840" calcext:value-type="float">
            <text:p>840,00 zł</text:p>
          </table:table-cell>
          <table:table-cell table:style-name="ce42" table:formula="of:=DAYS([.$M$2];[.F44])" office:value-type="float" office:value="12107" calcext:value-type="float">
            <text:p>12107</text:p>
          </table:table-cell>
          <table:table-cell table:style-name="ce43" table:formula="of:=IF(AND([.J44]&gt;8000;[.J44]&lt;9500);30%;IF([.J4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20" office:value-type="string" calcext:value-type="string">
            <text:p>Melanie</text:p>
          </table:table-cell>
          <table:table-cell table:style-name="ce20" office:value-type="string" calcext:value-type="string">
            <text:p>Bower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12-05" calcext:value-type="date">
            <text:p>5 XII 1986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45]*[.H45]" office:value-type="float" office:value="100.75" calcext:value-type="float">
            <text:p>100,75 zł</text:p>
          </table:table-cell>
          <table:table-cell table:style-name="ce42" table:formula="of:=DAYS([.$M$2];[.F45])" office:value-type="float" office:value="11850" calcext:value-type="float">
            <text:p>11850</text:p>
          </table:table-cell>
          <table:table-cell table:style-name="ce43" table:formula="of:=IF(AND([.J45]&gt;8000;[.J45]&lt;9500);30%;IF([.J4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20" office:value-type="string" calcext:value-type="string">
            <text:p>Kyle</text:p>
          </table:table-cell>
          <table:table-cell table:style-name="ce20" office:value-type="string" calcext:value-type="string">
            <text:p>Earnhart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10-08" calcext:value-type="date">
            <text:p>8 X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G46]*[.H46]" office:value-type="float" office:value="880" calcext:value-type="float">
            <text:p>880,00 zł</text:p>
          </table:table-cell>
          <table:table-cell table:style-name="ce42" table:formula="of:=DAYS([.$M$2];[.F46])" office:value-type="float" office:value="12638" calcext:value-type="float">
            <text:p>12638</text:p>
          </table:table-cell>
          <table:table-cell table:style-name="ce43" table:formula="of:=IF(AND([.J46]&gt;8000;[.J46]&lt;9500);30%;IF([.J4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20" office:value-type="string" calcext:value-type="string">
            <text:p>Lance</text:p>
          </table:table-cell>
          <table:table-cell table:style-name="ce20" office:value-type="string" calcext:value-type="string">
            <text:p>Davie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8-12-30" calcext:value-type="date">
            <text:p>30 XII 1988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G47]*[.H47]" office:value-type="float" office:value="176" calcext:value-type="float">
            <text:p>176,00 zł</text:p>
          </table:table-cell>
          <table:table-cell table:style-name="ce42" table:formula="of:=DAYS([.$M$2];[.F47])" office:value-type="float" office:value="11094" calcext:value-type="float">
            <text:p>11094</text:p>
          </table:table-cell>
          <table:table-cell table:style-name="ce43" table:formula="of:=IF(AND([.J47]&gt;8000;[.J47]&lt;9500);30%;IF([.J4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20" office:value-type="string" calcext:value-type="string">
            <text:p>Anne</text:p>
          </table:table-cell>
          <table:table-cell table:style-name="ce20" office:value-type="string" calcext:value-type="string">
            <text:p>Davidson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04-06" calcext:value-type="date">
            <text:p>6 IV 1986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G48]*[.H48]" office:value-type="float" office:value="213" calcext:value-type="float">
            <text:p>213,00 zł</text:p>
          </table:table-cell>
          <table:table-cell table:style-name="ce42" table:formula="of:=DAYS([.$M$2];[.F48])" office:value-type="float" office:value="12093" calcext:value-type="float">
            <text:p>12093</text:p>
          </table:table-cell>
          <table:table-cell table:style-name="ce43" table:formula="of:=IF(AND([.J48]&gt;8000;[.J48]&lt;9500);30%;IF([.J4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20" office:value-type="string" calcext:value-type="string">
            <text:p>Doug</text:p>
          </table:table-cell>
          <table:table-cell table:style-name="ce20" office:value-type="string" calcext:value-type="string">
            <text:p>Briscol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7-05-26" calcext:value-type="date">
            <text:p>26 V 1987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49]*[.H49]" office:value-type="float" office:value="589" calcext:value-type="float">
            <text:p>589,00 zł</text:p>
          </table:table-cell>
          <table:table-cell table:style-name="ce42" table:formula="of:=DAYS([.$M$2];[.F49])" office:value-type="float" office:value="11678" calcext:value-type="float">
            <text:p>11678</text:p>
          </table:table-cell>
          <table:table-cell table:style-name="ce43" table:formula="of:=IF(AND([.J49]&gt;8000;[.J49]&lt;9500);30%;IF([.J4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Feldsot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12-03" calcext:value-type="date">
            <text:p>3 XII 19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G50]*[.H50]" office:value-type="float" office:value="443.75" calcext:value-type="float">
            <text:p>443,75 zł</text:p>
          </table:table-cell>
          <table:table-cell table:style-name="ce42" table:formula="of:=DAYS([.$M$2];[.F50])" office:value-type="float" office:value="11487" calcext:value-type="float">
            <text:p>11487</text:p>
          </table:table-cell>
          <table:table-cell table:style-name="ce43" table:formula="of:=IF(AND([.J50]&gt;8000;[.J50]&lt;9500);30%;IF([.J5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20" office:value-type="string" calcext:value-type="string">
            <text:p>Steve</text:p>
          </table:table-cell>
          <table:table-cell table:style-name="ce20" office:value-type="string" calcext:value-type="string">
            <text:p>Sing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6-10-05" calcext:value-type="date">
            <text:p>5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51]*[.H51]" office:value-type="float" office:value="860" calcext:value-type="float">
            <text:p>860,00 zł</text:p>
          </table:table-cell>
          <table:table-cell table:style-name="ce42" table:formula="of:=DAYS([.$M$2];[.F51])" office:value-type="float" office:value="11911" calcext:value-type="float">
            <text:p>11911</text:p>
          </table:table-cell>
          <table:table-cell table:style-name="ce43" table:formula="of:=IF(AND([.J51]&gt;8000;[.J51]&lt;9500);30%;IF([.J5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Tucker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4-04-12" calcext:value-type="date">
            <text:p>12 IV 1984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52]*[.H52]" office:value-type="float" office:value="589" calcext:value-type="float">
            <text:p>589,00 zł</text:p>
          </table:table-cell>
          <table:table-cell table:style-name="ce42" table:formula="of:=DAYS([.$M$2];[.F52])" office:value-type="float" office:value="12817" calcext:value-type="float">
            <text:p>12817</text:p>
          </table:table-cell>
          <table:table-cell table:style-name="ce43" table:formula="of:=IF(AND([.J52]&gt;8000;[.J52]&lt;9500);30%;IF([.J5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20" office:value-type="string" calcext:value-type="string">
            <text:p>Henry</text:p>
          </table:table-cell>
          <table:table-cell table:style-name="ce20" office:value-type="string" calcext:value-type="string">
            <text:p>Pater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0-28" calcext:value-type="date">
            <text:p>28 X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53]*[.H53]" office:value-type="float" office:value="860" calcext:value-type="float">
            <text:p>860,00 zł</text:p>
          </table:table-cell>
          <table:table-cell table:style-name="ce42" table:formula="of:=DAYS([.$M$2];[.F53])" office:value-type="float" office:value="11523" calcext:value-type="float">
            <text:p>11523</text:p>
          </table:table-cell>
          <table:table-cell table:style-name="ce43" table:formula="of:=IF(AND([.J53]&gt;8000;[.J53]&lt;9500);30%;IF([.J5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20" office:value-type="string" calcext:value-type="string">
            <text:p>Brooks</text:p>
          </table:table-cell>
          <table:table-cell table:style-name="ce20" office:value-type="string" calcext:value-type="string">
            <text:p>Hille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1-15" calcext:value-type="date">
            <text:p>15 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54]*[.H54]" office:value-type="float" office:value="840" calcext:value-type="float">
            <text:p>840,00 zł</text:p>
          </table:table-cell>
          <table:table-cell table:style-name="ce42" table:formula="of:=DAYS([.$M$2];[.F54])" office:value-type="float" office:value="12174" calcext:value-type="float">
            <text:p>12174</text:p>
          </table:table-cell>
          <table:table-cell table:style-name="ce43" table:formula="of:=IF(AND([.J54]&gt;8000;[.J54]&lt;9500);30%;IF([.J5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20" office:value-type="string" calcext:value-type="string">
            <text:p>Dominick</text:p>
          </table:table-cell>
          <table:table-cell table:style-name="ce20" office:value-type="string" calcext:value-type="string">
            <text:p>Mazza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10-10" calcext:value-type="date">
            <text:p>10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55]*[.H55]" office:value-type="float" office:value="860" calcext:value-type="float">
            <text:p>860,00 zł</text:p>
          </table:table-cell>
          <table:table-cell table:style-name="ce42" table:formula="of:=DAYS([.$M$2];[.F55])" office:value-type="float" office:value="11906" calcext:value-type="float">
            <text:p>11906</text:p>
          </table:table-cell>
          <table:table-cell table:style-name="ce43" table:formula="of:=IF(AND([.J55]&gt;8000;[.J55]&lt;9500);30%;IF([.J5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20" office:value-type="string" calcext:value-type="string">
            <text:p>Jennifer</text:p>
          </table:table-cell>
          <table:table-cell table:style-name="ce20" office:value-type="string" calcext:value-type="string">
            <text:p>Snyder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8-06-07" calcext:value-type="date">
            <text:p>7 VI 1988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G56]*[.H56]" office:value-type="float" office:value="213" calcext:value-type="float">
            <text:p>213,00 zł</text:p>
          </table:table-cell>
          <table:table-cell table:style-name="ce42" table:formula="of:=DAYS([.$M$2];[.F56])" office:value-type="float" office:value="11300" calcext:value-type="float">
            <text:p>11300</text:p>
          </table:table-cell>
          <table:table-cell table:style-name="ce43" table:formula="of:=IF(AND([.J56]&gt;8000;[.J56]&lt;9500);30%;IF([.J5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20" office:value-type="string" calcext:value-type="string">
            <text:p>Joshua</text:p>
          </table:table-cell>
          <table:table-cell table:style-name="ce20" office:value-type="string" calcext:value-type="string">
            <text:p>Maccaluso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1-01-23" calcext:value-type="date">
            <text:p>23 I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G57]*[.H57]" office:value-type="float" office:value="860" calcext:value-type="float">
            <text:p>860,00 zł</text:p>
          </table:table-cell>
          <table:table-cell table:style-name="ce42" table:formula="of:=DAYS([.$M$2];[.F57])" office:value-type="float" office:value="10340" calcext:value-type="float">
            <text:p>10340</text:p>
          </table:table-cell>
          <table:table-cell table:style-name="ce43" table:formula="of:=IF(AND([.J57]&gt;8000;[.J57]&lt;9500);30%;IF([.J5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Wheeler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1-08-14" calcext:value-type="date">
            <text:p>14 VIII 1981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58]*[.H58]" office:value-type="float" office:value="589" calcext:value-type="float">
            <text:p>589,00 zł</text:p>
          </table:table-cell>
          <table:table-cell table:style-name="ce42" table:formula="of:=DAYS([.$M$2];[.F58])" office:value-type="float" office:value="13789" calcext:value-type="float">
            <text:p>13789</text:p>
          </table:table-cell>
          <table:table-cell table:style-name="ce43" table:formula="of:=IF(AND([.J58]&gt;8000;[.J58]&lt;9500);30%;IF([.J5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20" office:value-type="string" calcext:value-type="string">
            <text:p>Todd</text:p>
          </table:table-cell>
          <table:table-cell table:style-name="ce20" office:value-type="string" calcext:value-type="string">
            <text:p>Maste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9-11-23" calcext:value-type="date">
            <text:p>23 X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59]*[.H59]" office:value-type="float" office:value="504" calcext:value-type="float">
            <text:p>504,00 zł</text:p>
          </table:table-cell>
          <table:table-cell table:style-name="ce42" table:formula="of:=DAYS([.$M$2];[.F59])" office:value-type="float" office:value="10766" calcext:value-type="float">
            <text:p>10766</text:p>
          </table:table-cell>
          <table:table-cell table:style-name="ce43" table:formula="of:=IF(AND([.J59]&gt;8000;[.J59]&lt;9500);30%;IF([.J5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20" office:value-type="string" calcext:value-type="string">
            <text:p>Karina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01-12" calcext:value-type="date">
            <text:p>12 I 1987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G60]*[.H60]" office:value-type="float" office:value="703.5" calcext:value-type="float">
            <text:p>703,50 zł</text:p>
          </table:table-cell>
          <table:table-cell table:style-name="ce42" table:formula="of:=DAYS([.$M$2];[.F60])" office:value-type="float" office:value="11812" calcext:value-type="float">
            <text:p>11812</text:p>
          </table:table-cell>
          <table:table-cell table:style-name="ce43" table:formula="of:=IF(AND([.J60]&gt;8000;[.J60]&lt;9500);30%;IF([.J6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20" office:value-type="string" calcext:value-type="string">
            <text:p>Edward</text:p>
          </table:table-cell>
          <table:table-cell table:style-name="ce20" office:value-type="string" calcext:value-type="string">
            <text:p>Trelly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06-17" calcext:value-type="date">
            <text:p>17 VI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G61]*[.H61]" office:value-type="float" office:value="350" calcext:value-type="float">
            <text:p>350,00 zł</text:p>
          </table:table-cell>
          <table:table-cell table:style-name="ce42" table:formula="of:=DAYS([.$M$2];[.F61])" office:value-type="float" office:value="12021" calcext:value-type="float">
            <text:p>12021</text:p>
          </table:table-cell>
          <table:table-cell table:style-name="ce43" table:formula="of:=IF(AND([.J61]&gt;8000;[.J61]&lt;9500);30%;IF([.J6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20" office:value-type="string" calcext:value-type="string">
            <text:p>Christina</text:p>
          </table:table-cell>
          <table:table-cell table:style-name="ce20" office:value-type="string" calcext:value-type="string">
            <text:p>Lillie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7-05-29" calcext:value-type="date">
            <text:p>29 V 1987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G62]*[.H62]" office:value-type="float" office:value="213" calcext:value-type="float">
            <text:p>213,00 zł</text:p>
          </table:table-cell>
          <table:table-cell table:style-name="ce42" table:formula="of:=DAYS([.$M$2];[.F62])" office:value-type="float" office:value="11675" calcext:value-type="float">
            <text:p>11675</text:p>
          </table:table-cell>
          <table:table-cell table:style-name="ce43" table:formula="of:=IF(AND([.J62]&gt;8000;[.J62]&lt;9500);30%;IF([.J6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Lewi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04-27" calcext:value-type="date">
            <text:p>27 IV 1989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63]*[.H63]" office:value-type="float" office:value="100.75" calcext:value-type="float">
            <text:p>100,75 zł</text:p>
          </table:table-cell>
          <table:table-cell table:style-name="ce42" table:formula="of:=DAYS([.$M$2];[.F63])" office:value-type="float" office:value="10976" calcext:value-type="float">
            <text:p>10976</text:p>
          </table:table-cell>
          <table:table-cell table:style-name="ce43" table:formula="of:=IF(AND([.J63]&gt;8000;[.J63]&lt;9500);30%;IF([.J6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20" office:value-type="string" calcext:value-type="string">
            <text:p>Jerry</text:p>
          </table:table-cell>
          <table:table-cell table:style-name="ce20" office:value-type="string" calcext:value-type="string">
            <text:p>McDonald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2-07-07" calcext:value-type="date">
            <text:p>7 VI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64]*[.H64]" office:value-type="float" office:value="620" calcext:value-type="float">
            <text:p>620,00 zł</text:p>
          </table:table-cell>
          <table:table-cell table:style-name="ce42" table:formula="of:=DAYS([.$M$2];[.F64])" office:value-type="float" office:value="13462" calcext:value-type="float">
            <text:p>13462</text:p>
          </table:table-cell>
          <table:table-cell table:style-name="ce43" table:formula="of:=IF(AND([.J64]&gt;8000;[.J64]&lt;9500);30%;IF([.J6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20" office:value-type="string" calcext:value-type="string">
            <text:p>Lynne</text:p>
          </table:table-cell>
          <table:table-cell table:style-name="ce20" office:value-type="string" calcext:value-type="string">
            <text:p>Simmon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8-11-23" calcext:value-type="date">
            <text:p>23 XI 1988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65]*[.H65]" office:value-type="float" office:value="423.5" calcext:value-type="float">
            <text:p>423,50 zł</text:p>
          </table:table-cell>
          <table:table-cell table:style-name="ce42" table:formula="of:=DAYS([.$M$2];[.F65])" office:value-type="float" office:value="11131" calcext:value-type="float">
            <text:p>11131</text:p>
          </table:table-cell>
          <table:table-cell table:style-name="ce43" table:formula="of:=IF(AND([.J65]&gt;8000;[.J65]&lt;9500);30%;IF([.J6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20" office:value-type="string" calcext:value-type="string">
            <text:p>Lindsey</text:p>
          </table:table-cell>
          <table:table-cell table:style-name="ce20" office:value-type="string" calcext:value-type="string">
            <text:p>Wing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2-01" calcext:value-type="date">
            <text:p>1 I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66]*[.H66]" office:value-type="float" office:value="840" calcext:value-type="float">
            <text:p>840,00 zł</text:p>
          </table:table-cell>
          <table:table-cell table:style-name="ce42" table:formula="of:=DAYS([.$M$2];[.F66])" office:value-type="float" office:value="12157" calcext:value-type="float">
            <text:p>12157</text:p>
          </table:table-cell>
          <table:table-cell table:style-name="ce43" table:formula="of:=IF(AND([.J66]&gt;8000;[.J66]&lt;9500);30%;IF([.J6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20" office:value-type="string" calcext:value-type="string">
            <text:p>Chris</text:p>
          </table:table-cell>
          <table:table-cell table:style-name="ce20" office:value-type="string" calcext:value-type="string">
            <text:p>Reed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3-27" calcext:value-type="date">
            <text:p>27 III 1984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67]*[.H67]" office:value-type="float" office:value="472.15" calcext:value-type="float">
            <text:p>472,15 zł</text:p>
          </table:table-cell>
          <table:table-cell table:style-name="ce42" table:formula="of:=DAYS([.$M$2];[.F67])" office:value-type="float" office:value="12833" calcext:value-type="float">
            <text:p>12833</text:p>
          </table:table-cell>
          <table:table-cell table:style-name="ce43" table:formula="of:=IF(AND([.J67]&gt;8000;[.J67]&lt;9500);30%;IF([.J6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20" office:value-type="string" calcext:value-type="string">
            <text:p>Paula</text:p>
          </table:table-cell>
          <table:table-cell table:style-name="ce20" office:value-type="string" calcext:value-type="string">
            <text:p>Robin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7-12-07" calcext:value-type="date">
            <text:p>7 XII 1987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68]*[.H68]" office:value-type="float" office:value="191.75" calcext:value-type="float">
            <text:p>191,75 zł</text:p>
          </table:table-cell>
          <table:table-cell table:style-name="ce42" table:formula="of:=DAYS([.$M$2];[.F68])" office:value-type="float" office:value="11483" calcext:value-type="float">
            <text:p>11483</text:p>
          </table:table-cell>
          <table:table-cell table:style-name="ce43" table:formula="of:=IF(AND([.J68]&gt;8000;[.J68]&lt;9500);30%;IF([.J6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20" office:value-type="string" calcext:value-type="string">
            <text:p>William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10-14" calcext:value-type="date">
            <text:p>14 X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69]*[.H69]" office:value-type="float" office:value="620" calcext:value-type="float">
            <text:p>620,00 zł</text:p>
          </table:table-cell>
          <table:table-cell table:style-name="ce42" table:formula="of:=DAYS([.$M$2];[.F69])" office:value-type="float" office:value="10806" calcext:value-type="float">
            <text:p>10806</text:p>
          </table:table-cell>
          <table:table-cell table:style-name="ce43" table:formula="of:=IF(AND([.J69]&gt;8000;[.J69]&lt;9500);30%;IF([.J6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20" office:value-type="string" calcext:value-type="string">
            <text:p>Shirley</text:p>
          </table:table-cell>
          <table:table-cell table:style-name="ce20" office:value-type="string" calcext:value-type="string">
            <text:p>Dandrow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3-14" calcext:value-type="date">
            <text:p>14 III 1991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70]*[.H70]" office:value-type="float" office:value="423.5" calcext:value-type="float">
            <text:p>423,50 zł</text:p>
          </table:table-cell>
          <table:table-cell table:style-name="ce42" table:formula="of:=DAYS([.$M$2];[.F70])" office:value-type="float" office:value="10290" calcext:value-type="float">
            <text:p>10290</text:p>
          </table:table-cell>
          <table:table-cell table:style-name="ce43" table:formula="of:=IF(AND([.J70]&gt;8000;[.J70]&lt;9500);30%;IF([.J7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20" office:value-type="string" calcext:value-type="string">
            <text:p>Kim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9-11-27" calcext:value-type="date">
            <text:p>27 XI 1989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G71]*[.H71]" office:value-type="float" office:value="1008" calcext:value-type="float">
            <text:p>1 008,00 zł</text:p>
          </table:table-cell>
          <table:table-cell table:style-name="ce42" table:formula="of:=DAYS([.$M$2];[.F71])" office:value-type="float" office:value="10762" calcext:value-type="float">
            <text:p>10762</text:p>
          </table:table-cell>
          <table:table-cell table:style-name="ce43" table:formula="of:=IF(AND([.J71]&gt;8000;[.J71]&lt;9500);30%;IF([.J7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20" office:value-type="string" calcext:value-type="string">
            <text:p>Maria</text:p>
          </table:table-cell>
          <table:table-cell table:style-name="ce20" office:value-type="string" calcext:value-type="string">
            <text:p>Switz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6-03" calcext:value-type="date">
            <text:p>3 VI 1991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G72]*[.H72]" office:value-type="float" office:value="392.35" calcext:value-type="float">
            <text:p>392,35 zł</text:p>
          </table:table-cell>
          <table:table-cell table:style-name="ce42" table:formula="of:=DAYS([.$M$2];[.F72])" office:value-type="float" office:value="10209" calcext:value-type="float">
            <text:p>10209</text:p>
          </table:table-cell>
          <table:table-cell table:style-name="ce43" table:formula="of:=IF(AND([.J72]&gt;8000;[.J72]&lt;9500);30%;IF([.J7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20" office:value-type="string" calcext:value-type="string">
            <text:p>John</text:p>
          </table:table-cell>
          <table:table-cell table:style-name="ce20" office:value-type="string" calcext:value-type="string">
            <text:p>Jaco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10-04" calcext:value-type="date">
            <text:p>4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73]*[.H73]" office:value-type="float" office:value="260" calcext:value-type="float">
            <text:p>260,00 zł</text:p>
          </table:table-cell>
          <table:table-cell table:style-name="ce42" table:formula="of:=DAYS([.$M$2];[.F73])" office:value-type="float" office:value="11912" calcext:value-type="float">
            <text:p>11912</text:p>
          </table:table-cell>
          <table:table-cell table:style-name="ce43" table:formula="of:=IF(AND([.J73]&gt;8000;[.J73]&lt;9500);30%;IF([.J7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20" office:value-type="string" calcext:value-type="string">
            <text:p>Bradley</text:p>
          </table:table-cell>
          <table:table-cell table:style-name="ce20" office:value-type="string" calcext:value-type="string">
            <text:p>Howard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2-14" calcext:value-type="date">
            <text:p>14 I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7.22" calcext:value-type="float">
            <text:p>7,22 zł</text:p>
          </table:table-cell>
          <table:table-cell table:style-name="ce29" table:formula="of:=[.G74]*[.H74]" office:value-type="float" office:value="288.8" calcext:value-type="float">
            <text:p>288,80 zł</text:p>
          </table:table-cell>
          <table:table-cell table:style-name="ce42" table:formula="of:=DAYS([.$M$2];[.F74])" office:value-type="float" office:value="12875" calcext:value-type="float">
            <text:p>12875</text:p>
          </table:table-cell>
          <table:table-cell table:style-name="ce43" table:formula="of:=IF(AND([.J74]&gt;8000;[.J74]&lt;9500);30%;IF([.J7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20" office:value-type="string" calcext:value-type="string">
            <text:p>Frieda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2-02-17" calcext:value-type="date">
            <text:p>17 I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75]*[.H75]" office:value-type="float" office:value="484" calcext:value-type="float">
            <text:p>484,00 zł</text:p>
          </table:table-cell>
          <table:table-cell table:style-name="ce42" table:formula="of:=DAYS([.$M$2];[.F75])" office:value-type="float" office:value="13602" calcext:value-type="float">
            <text:p>13602</text:p>
          </table:table-cell>
          <table:table-cell table:style-name="ce43" table:formula="of:=IF(AND([.J75]&gt;8000;[.J75]&lt;9500);30%;IF([.J7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20" office:value-type="string" calcext:value-type="string">
            <text:p>Holly</text:p>
          </table:table-cell>
          <table:table-cell table:style-name="ce20" office:value-type="string" calcext:value-type="string">
            <text:p>Taylo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4-08-17" calcext:value-type="date">
            <text:p>17 VIII 1984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G76]*[.H76]" office:value-type="float" office:value="494.125" calcext:value-type="float">
            <text:p>494,13 zł</text:p>
          </table:table-cell>
          <table:table-cell table:style-name="ce42" table:formula="of:=DAYS([.$M$2];[.F76])" office:value-type="float" office:value="12690" calcext:value-type="float">
            <text:p>12690</text:p>
          </table:table-cell>
          <table:table-cell table:style-name="ce43" table:formula="of:=IF(AND([.J76]&gt;8000;[.J76]&lt;9500);30%;IF([.J7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20" office:value-type="string" calcext:value-type="string">
            <text:p>Tim</text:p>
          </table:table-cell>
          <table:table-cell table:style-name="ce20" office:value-type="string" calcext:value-type="string">
            <text:p>Barthoff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10-27" calcext:value-type="date">
            <text:p>27 X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77]*[.H77]" office:value-type="float" office:value="260" calcext:value-type="float">
            <text:p>260,00 zł</text:p>
          </table:table-cell>
          <table:table-cell table:style-name="ce42" table:formula="of:=DAYS([.$M$2];[.F77])" office:value-type="float" office:value="10793" calcext:value-type="float">
            <text:p>10793</text:p>
          </table:table-cell>
          <table:table-cell table:style-name="ce43" table:formula="of:=IF(AND([.J77]&gt;8000;[.J77]&lt;9500);30%;IF([.J7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20" office:value-type="string" calcext:value-type="string">
            <text:p>Esther</text:p>
          </table:table-cell>
          <table:table-cell table:style-name="ce20" office:value-type="string" calcext:value-type="string">
            <text:p>William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12-13" calcext:value-type="date">
            <text:p>13 XII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G78]*[.H78]" office:value-type="float" office:value="780" calcext:value-type="float">
            <text:p>780,00 zł</text:p>
          </table:table-cell>
          <table:table-cell table:style-name="ce42" table:formula="of:=DAYS([.$M$2];[.F78])" office:value-type="float" office:value="11842" calcext:value-type="float">
            <text:p>11842</text:p>
          </table:table-cell>
          <table:table-cell table:style-name="ce43" table:formula="of:=IF(AND([.J78]&gt;8000;[.J78]&lt;9500);30%;IF([.J7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20" office:value-type="string" calcext:value-type="string">
            <text:p>Theresa</text:p>
          </table:table-cell>
          <table:table-cell table:style-name="ce20" office:value-type="string" calcext:value-type="string">
            <text:p>Miller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91-03-04" calcext:value-type="date">
            <text:p>4 III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G79]*[.H79]" office:value-type="float" office:value="880" calcext:value-type="float">
            <text:p>880,00 zł</text:p>
          </table:table-cell>
          <table:table-cell table:style-name="ce42" table:formula="of:=DAYS([.$M$2];[.F79])" office:value-type="float" office:value="10300" calcext:value-type="float">
            <text:p>10300</text:p>
          </table:table-cell>
          <table:table-cell table:style-name="ce43" table:formula="of:=IF(AND([.J79]&gt;8000;[.J79]&lt;9500);30%;IF([.J7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20" office:value-type="string" calcext:value-type="string">
            <text:p>Marianne</text:p>
          </table:table-cell>
          <table:table-cell table:style-name="ce20" office:value-type="string" calcext:value-type="string">
            <text:p>Calvi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5-07-23" calcext:value-type="date">
            <text:p>23 VII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G80]*[.H80]" office:value-type="float" office:value="600" calcext:value-type="float">
            <text:p>600,00 zł</text:p>
          </table:table-cell>
          <table:table-cell table:style-name="ce42" table:formula="of:=DAYS([.$M$2];[.F80])" office:value-type="float" office:value="12350" calcext:value-type="float">
            <text:p>12350</text:p>
          </table:table-cell>
          <table:table-cell table:style-name="ce43" table:formula="of:=IF(AND([.J80]&gt;8000;[.J80]&lt;9500);30%;IF([.J8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20" office:value-type="string" calcext:value-type="string">
            <text:p>Sue</text:p>
          </table:table-cell>
          <table:table-cell table:style-name="ce20" office:value-type="string" calcext:value-type="string">
            <text:p>Pett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11-30" calcext:value-type="date">
            <text:p>30 X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81]*[.H81]" office:value-type="float" office:value="260" calcext:value-type="float">
            <text:p>260,00 zł</text:p>
          </table:table-cell>
          <table:table-cell table:style-name="ce42" table:formula="of:=DAYS([.$M$2];[.F81])" office:value-type="float" office:value="12585" calcext:value-type="float">
            <text:p>12585</text:p>
          </table:table-cell>
          <table:table-cell table:style-name="ce43" table:formula="of:=IF(AND([.J81]&gt;8000;[.J81]&lt;9500);30%;IF([.J8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Sloa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11-02" calcext:value-type="date">
            <text:p>2 X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82]*[.H82]" office:value-type="float" office:value="620" calcext:value-type="float">
            <text:p>620,00 zł</text:p>
          </table:table-cell>
          <table:table-cell table:style-name="ce42" table:formula="of:=DAYS([.$M$2];[.F82])" office:value-type="float" office:value="12613" calcext:value-type="float">
            <text:p>12613</text:p>
          </table:table-cell>
          <table:table-cell table:style-name="ce43" table:formula="of:=IF(AND([.J82]&gt;8000;[.J82]&lt;9500);30%;IF([.J8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20" office:value-type="string" calcext:value-type="string">
            <text:p>Richard</text:p>
          </table:table-cell>
          <table:table-cell table:style-name="ce20" office:value-type="string" calcext:value-type="string">
            <text:p>Gib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1-23" calcext:value-type="date">
            <text:p>23 I 1989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G83]*[.H83]" office:value-type="float" office:value="442.5" calcext:value-type="float">
            <text:p>442,50 zł</text:p>
          </table:table-cell>
          <table:table-cell table:style-name="ce42" table:formula="of:=DAYS([.$M$2];[.F83])" office:value-type="float" office:value="11070" calcext:value-type="float">
            <text:p>11070</text:p>
          </table:table-cell>
          <table:table-cell table:style-name="ce43" table:formula="of:=IF(AND([.J83]&gt;8000;[.J83]&lt;9500);30%;IF([.J8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20" office:value-type="string" calcext:value-type="string">
            <text:p>Lorrie</text:p>
          </table:table-cell>
          <table:table-cell table:style-name="ce20" office:value-type="string" calcext:value-type="string">
            <text:p>Sulliva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1-03-03" calcext:value-type="date">
            <text:p>3 III 1981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84]*[.H84]" office:value-type="float" office:value="195.3" calcext:value-type="float">
            <text:p>195,30 zł</text:p>
          </table:table-cell>
          <table:table-cell table:style-name="ce42" table:formula="of:=DAYS([.$M$2];[.F84])" office:value-type="float" office:value="13953" calcext:value-type="float">
            <text:p>13953</text:p>
          </table:table-cell>
          <table:table-cell table:style-name="ce43" table:formula="of:=IF(AND([.J84]&gt;8000;[.J84]&lt;9500);30%;IF([.J8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20" office:value-type="string" calcext:value-type="string">
            <text:p>Ted</text:p>
          </table:table-cell>
          <table:table-cell table:style-name="ce20" office:value-type="string" calcext:value-type="string">
            <text:p>Haye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12-07" calcext:value-type="date">
            <text:p>7 XII 1986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G85]*[.H85]" office:value-type="float" office:value="280" calcext:value-type="float">
            <text:p>280,00 zł</text:p>
          </table:table-cell>
          <table:table-cell table:style-name="ce42" table:formula="of:=DAYS([.$M$2];[.F85])" office:value-type="float" office:value="11848" calcext:value-type="float">
            <text:p>11848</text:p>
          </table:table-cell>
          <table:table-cell table:style-name="ce43" table:formula="of:=IF(AND([.J85]&gt;8000;[.J85]&lt;9500);30%;IF([.J8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20" office:value-type="string" calcext:value-type="string">
            <text:p>Helen</text:p>
          </table:table-cell>
          <table:table-cell table:style-name="ce20" office:value-type="string" calcext:value-type="string">
            <text:p>Stewar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0-05-03" calcext:value-type="date">
            <text:p>3 V 19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G86]*[.H86]" office:value-type="float" office:value="651" calcext:value-type="float">
            <text:p>651,00 zł</text:p>
          </table:table-cell>
          <table:table-cell table:style-name="ce42" table:formula="of:=DAYS([.$M$2];[.F86])" office:value-type="float" office:value="10605" calcext:value-type="float">
            <text:p>10605</text:p>
          </table:table-cell>
          <table:table-cell table:style-name="ce43" table:formula="of:=IF(AND([.J86]&gt;8000;[.J86]&lt;9500);30%;IF([.J8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20" office:value-type="string" calcext:value-type="string">
            <text:p>Katie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6-10-05" calcext:value-type="date">
            <text:p>5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G87]*[.H87]" office:value-type="float" office:value="600" calcext:value-type="float">
            <text:p>600,00 zł</text:p>
          </table:table-cell>
          <table:table-cell table:style-name="ce42" table:formula="of:=DAYS([.$M$2];[.F87])" office:value-type="float" office:value="11911" calcext:value-type="float">
            <text:p>11911</text:p>
          </table:table-cell>
          <table:table-cell table:style-name="ce43" table:formula="of:=IF(AND([.J87]&gt;8000;[.J87]&lt;9500);30%;IF([.J8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20" office:value-type="string" calcext:value-type="string">
            <text:p>Jane</text:p>
          </table:table-cell>
          <table:table-cell table:style-name="ce20" office:value-type="string" calcext:value-type="string">
            <text:p>Winte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9-11-07" calcext:value-type="date">
            <text:p>7 XI 1989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G88]*[.H88]" office:value-type="float" office:value="441" calcext:value-type="float">
            <text:p>441,00 zł</text:p>
          </table:table-cell>
          <table:table-cell table:style-name="ce42" table:formula="of:=DAYS([.$M$2];[.F88])" office:value-type="float" office:value="10782" calcext:value-type="float">
            <text:p>10782</text:p>
          </table:table-cell>
          <table:table-cell table:style-name="ce43" table:formula="of:=IF(AND([.J88]&gt;8000;[.J88]&lt;9500);30%;IF([.J8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Marti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79-04-19" calcext:value-type="date">
            <text:p>19 IV 197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89]*[.H89]" office:value-type="float" office:value="260" calcext:value-type="float">
            <text:p>260,00 zł</text:p>
          </table:table-cell>
          <table:table-cell table:style-name="ce42" table:formula="of:=DAYS([.$M$2];[.F89])" office:value-type="float" office:value="14637" calcext:value-type="float">
            <text:p>14637</text:p>
          </table:table-cell>
          <table:table-cell table:style-name="ce43" table:formula="of:=IF(AND([.J89]&gt;8000;[.J89]&lt;9500);30%;IF([.J8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20" office:value-type="string" calcext:value-type="string">
            <text:p>Geoff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7-07-01" calcext:value-type="date">
            <text:p>1 VI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90]*[.H90]" office:value-type="float" office:value="260" calcext:value-type="float">
            <text:p>260,00 zł</text:p>
          </table:table-cell>
          <table:table-cell table:style-name="ce42" table:formula="of:=DAYS([.$M$2];[.F90])" office:value-type="float" office:value="11642" calcext:value-type="float">
            <text:p>11642</text:p>
          </table:table-cell>
          <table:table-cell table:style-name="ce43" table:formula="of:=IF(AND([.J90]&gt;8000;[.J90]&lt;9500);30%;IF([.J9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20" office:value-type="string" calcext:value-type="string">
            <text:p>Alice</text:p>
          </table:table-cell>
          <table:table-cell table:style-name="ce20" office:value-type="string" calcext:value-type="string">
            <text:p>Owen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03-02" calcext:value-type="date">
            <text:p>2 III 1987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G91]*[.H91]" office:value-type="float" office:value="85.25" calcext:value-type="float">
            <text:p>85,25 zł</text:p>
          </table:table-cell>
          <table:table-cell table:style-name="ce42" table:formula="of:=DAYS([.$M$2];[.F91])" office:value-type="float" office:value="11763" calcext:value-type="float">
            <text:p>11763</text:p>
          </table:table-cell>
          <table:table-cell table:style-name="ce43" table:formula="of:=IF(AND([.J91]&gt;8000;[.J91]&lt;9500);30%;IF([.J9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20" office:value-type="string" calcext:value-type="string">
            <text:p>Greg</text:p>
          </table:table-cell>
          <table:table-cell table:style-name="ce20" office:value-type="string" calcext:value-type="string">
            <text:p>Thoma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2-24" calcext:value-type="date">
            <text:p>24 XI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G92]*[.H92]" office:value-type="float" office:value="670" calcext:value-type="float">
            <text:p>670,00 zł</text:p>
          </table:table-cell>
          <table:table-cell table:style-name="ce42" table:formula="of:=DAYS([.$M$2];[.F92])" office:value-type="float" office:value="11466" calcext:value-type="float">
            <text:p>11466</text:p>
          </table:table-cell>
          <table:table-cell table:style-name="ce43" table:formula="of:=IF(AND([.J92]&gt;8000;[.J92]&lt;9500);30%;IF([.J9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Whitne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3-11-28" calcext:value-type="date">
            <text:p>28 XI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7.22" calcext:value-type="float">
            <text:p>7,22 zł</text:p>
          </table:table-cell>
          <table:table-cell table:style-name="ce29" table:formula="of:=[.G93]*[.H93]" office:value-type="float" office:value="288.8" calcext:value-type="float">
            <text:p>288,80 zł</text:p>
          </table:table-cell>
          <table:table-cell table:style-name="ce42" table:formula="of:=DAYS([.$M$2];[.F93])" office:value-type="float" office:value="12953" calcext:value-type="float">
            <text:p>12953</text:p>
          </table:table-cell>
          <table:table-cell table:style-name="ce43" table:formula="of:=IF(AND([.J93]&gt;8000;[.J93]&lt;9500);30%;IF([.J9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20" office:value-type="string" calcext:value-type="string">
            <text:p>Erin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1-04-08" calcext:value-type="date">
            <text:p>8 IV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G94]*[.H94]" office:value-type="float" office:value="484" calcext:value-type="float">
            <text:p>484,00 zł</text:p>
          </table:table-cell>
          <table:table-cell table:style-name="ce42" table:formula="of:=DAYS([.$M$2];[.F94])" office:value-type="float" office:value="10265" calcext:value-type="float">
            <text:p>10265</text:p>
          </table:table-cell>
          <table:table-cell table:style-name="ce43" table:formula="of:=IF(AND([.J94]&gt;8000;[.J94]&lt;9500);30%;IF([.J9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20" office:value-type="string" calcext:value-type="string">
            <text:p>Amy</text:p>
          </table:table-cell>
          <table:table-cell table:style-name="ce20" office:value-type="string" calcext:value-type="string">
            <text:p>Tooley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0-09-01" calcext:value-type="date">
            <text:p>1 IX 1990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G95]*[.H95]" office:value-type="float" office:value="100.75" calcext:value-type="float">
            <text:p>100,75 zł</text:p>
          </table:table-cell>
          <table:table-cell table:style-name="ce42" table:formula="of:=DAYS([.$M$2];[.F95])" office:value-type="float" office:value="10484" calcext:value-type="float">
            <text:p>10484</text:p>
          </table:table-cell>
          <table:table-cell table:style-name="ce43" table:formula="of:=IF(AND([.J95]&gt;8000;[.J95]&lt;9500);30%;IF([.J9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19" table:number-columns-repeated="5"/>
          <table:table-cell table:style-name="ce23"/>
          <table:table-cell table:style-name="ce19"/>
          <table:table-cell table:style-name="ce30"/>
          <table:table-cell table:style-name="ce19" table:number-columns-repeated="2"/>
          <table:table-cell table:style-name="ce30"/>
          <table:table-cell table:number-columns-repeated="101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5">
        <office:forms form:automatic-focus="false" form:apply-design-mode="false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6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" table:number-columns-repeated="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" table:number-columns-repeated="995" table:default-cell-style-name="Default"/>
        <table:table-row table:style-name="ro7">
          <table:table-cell table:style-name="ce31" office:value-type="string" calcext:value-type="string">
            <text:p>1)</text:p>
          </table:table-cell>
          <table:table-cell table:style-name="ce34" table:formula="of:=SUM([.N5:.N31])" office:value-type="float" office:value="14562.525" calcext:value-type="float">
            <text:p>14 562,53 zł</text:p>
          </table:table-cell>
          <table:table-cell table:style-name="ce37"/>
          <table:table-cell table:style-name="ce27"/>
          <table:table-cell table:number-columns-repeated="1020"/>
        </table:table-row>
        <table:table-row table:style-name="ro7">
          <table:table-cell table:style-name="ce32" office:value-type="string" calcext:value-type="string">
            <text:p>2)</text:p>
          </table:table-cell>
          <table:table-cell table:style-name="ce35" table:formula="of:=AVERAGE([.X6:.X35])" office:value-type="float" office:value="34.9166666666667" calcext:value-type="float">
            <text:p>34,92</text:p>
          </table:table-cell>
          <table:table-cell table:style-name="ce37"/>
          <table:table-cell table:style-name="ce27"/>
          <table:table-cell/>
          <table:table-cell table:style-name="ce46" office:value-type="string" calcext:value-type="string">
            <text:p>ODDZIAŁ</text:p>
          </table:table-cell>
          <table:table-cell table:number-columns-repeated="11"/>
          <table:table-cell table:style-name="ce80" office:value-type="string" calcext:value-type="string">
            <text:p>DEPART</text:p>
          </table:table-cell>
          <table:table-cell table:number-columns-repeated="1006"/>
        </table:table-row>
        <table:table-row table:style-name="ro7">
          <table:table-cell table:style-name="ce31" office:value-type="string" calcext:value-type="string">
            <text:p>3)</text:p>
          </table:table-cell>
          <table:table-cell table:style-name="ce36" table:formula="of:=MAX([.K39:.K42])" office:value-type="currency" office:currency="PLN" office:value="840" calcext:value-type="currency">
            <text:p>840,00 zł</text:p>
          </table:table-cell>
          <table:table-cell table:style-name="ce34" office:value-type="string" calcext:value-type="string">
            <text:p>Lindsey Winger</text:p>
          </table:table-cell>
          <table:table-cell table:style-name="ce55"/>
          <table:table-cell/>
          <table:table-cell table:style-name="ce47" office:value-type="string" calcext:value-type="string">
            <text:p>Niemcy</text:p>
          </table:table-cell>
          <table:table-cell table:number-columns-repeated="11"/>
          <table:table-cell table:style-name="ce81" office:value-type="string" calcext:value-type="string">
            <text:p>Rajdy Wodne</text:p>
          </table:table-cell>
          <table:table-cell table:style-name="ce47"/>
          <table:table-cell table:number-columns-repeated="1005"/>
        </table:table-row>
        <table:table-row table:style-name="ro7">
          <table:table-cell table:style-name="ce31" office:value-type="string" calcext:value-type="string">
            <text:p>4)</text:p>
          </table:table-cell>
          <table:table-cell table:style-name="ce36" table:formula="of:=MAX([.X42:.X47])" office:value-type="currency" office:currency="PLN" office:value="880" calcext:value-type="currency">
            <text:p>880,00 zł</text:p>
          </table:table-cell>
          <table:table-cell table:style-name="ce34" office:value-type="string" calcext:value-type="string">
            <text:p>Molly Steadman</text:p>
          </table:table-cell>
          <table:table-cell table:style-name="ce28"/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10" office:value-type="string" calcext:value-type="string">
            <text:p>GODZ</text:p>
          </table:table-cell>
          <table:table-cell table:style-name="ce10" office:value-type="string" calcext:value-type="string">
            <text:p>STAWKA GODZ.</text:p>
          </table:table-cell>
          <table:table-cell table:style-name="ce10" office:value-type="string" calcext:value-type="string">
            <text:p>PŁACA BRUTTO</text:p>
          </table:table-cell>
          <table:table-cell table:style-name="ce10" office:value-type="string" calcext:value-type="string">
            <text:p>OKRES ZATRUDNIENIA</text:p>
          </table:table-cell>
          <table:table-cell table:style-name="ce10" office:value-type="string" calcext:value-type="string">
            <text:p>PREMIA</text:p>
          </table:table-cell>
          <table:table-cell table:number-columns-repeated="1008"/>
        </table:table-row>
        <table:table-row table:style-name="ro7">
          <table:table-cell table:style-name="ce33" office:value-type="string" calcext:value-type="string">
            <text:p>5)</text:p>
          </table:table-cell>
          <table:table-cell table:style-name="ce37" table:formula="of:=COUNTA([.J53:.J121])" office:value-type="float" office:value="69" calcext:value-type="float">
            <text:p>69</text:p>
          </table:table-cell>
          <table:table-cell table:style-name="ce37"/>
          <table:table-cell table:style-name="ce27"/>
          <table:table-cell table:style-name="ce30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Kli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12-24" calcext:value-type="date">
            <text:p>24 XII 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L5]*[.M5]" office:value-type="float" office:value="443.75" calcext:value-type="float">
            <text:p>443,75 zł</text:p>
          </table:table-cell>
          <table:table-cell table:style-name="ce100"/>
          <table:table-cell table:style-name="ce12"/>
          <table:table-cell table:style-name="ce30"/>
          <table:table-cell table:style-name="ce82" office:value-type="string" calcext:value-type="string">
            <text:p>LP</text:p>
          </table:table-cell>
          <table:table-cell table:style-name="ce82" office:value-type="string" calcext:value-type="string">
            <text:p>IMIĘ</text:p>
          </table:table-cell>
          <table:table-cell table:style-name="ce82" office:value-type="string" calcext:value-type="string">
            <text:p>NAZWISKO</text:p>
          </table:table-cell>
          <table:table-cell table:style-name="ce82" office:value-type="string" calcext:value-type="string">
            <text:p>ODDZIAŁ</text:p>
          </table:table-cell>
          <table:table-cell table:style-name="ce82" office:value-type="string" calcext:value-type="string">
            <text:p>DEPART</text:p>
          </table:table-cell>
          <table:table-cell table:style-name="ce82" office:value-type="string" calcext:value-type="string">
            <text:p>DATA ZATR.</text:p>
          </table:table-cell>
          <table:table-cell table:style-name="ce94" office:value-type="string" calcext:value-type="string">
            <text:p>GODZ</text:p>
          </table:table-cell>
          <table:table-cell table:style-name="ce94" office:value-type="string" calcext:value-type="string">
            <text:p>STAWKA GODZ.</text:p>
          </table:table-cell>
          <table:table-cell table:style-name="ce94" office:value-type="string" calcext:value-type="string">
            <text:p>PŁACA BRUTTO</text:p>
          </table:table-cell>
          <table:table-cell table:style-name="ce94" office:value-type="string" calcext:value-type="string">
            <text:p>OKRES ZATRUDNIENIA</text:p>
          </table:table-cell>
          <table:table-cell table:style-name="ce94" office:value-type="string" calcext:value-type="string">
            <text:p>PREMIA</text:p>
          </table:table-cell>
          <table:table-cell table:number-columns-repeated="996"/>
        </table:table-row>
        <table:table-row table:style-name="ro7">
          <table:table-cell table:style-name="ce31" office:value-type="string" calcext:value-type="string">
            <text:p>6)</text:p>
          </table:table-cell>
          <table:table-cell table:style-name="ce37" table:formula="of:=COUNTA([$Lista.K2:$Lista.K95])" office:value-type="float" office:value="94" calcext:value-type="float">
            <text:p>94</text:p>
          </table:table-cell>
          <table:table-cell table:style-name="ce37"/>
          <table:table-cell table:style-name="ce27"/>
          <table:table-cell table:style-name="ce30"/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Barry</text:p>
          </table:table-cell>
          <table:table-cell table:style-name="ce20" office:value-type="string" calcext:value-type="string">
            <text:p>Ball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83-04-15" calcext:value-type="date">
            <text:p>15 IV 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L6]*[.M6]" office:value-type="float" office:value="860" calcext:value-type="float">
            <text:p>860,00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Kli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12-24" calcext:value-type="date">
            <text:p>24 XII 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X6]*[.Y6]" office:value-type="float" office:value="443.75" calcext:value-type="float">
            <text:p>443,75 zł</text:p>
          </table:table-cell>
          <table:table-cell table:style-name="ce100"/>
          <table:table-cell table:style-name="ce95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Harry</text:p>
          </table:table-cell>
          <table:table-cell table:style-name="ce20" office:value-type="string" calcext:value-type="string">
            <text:p>Swayn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90-12-30" calcext:value-type="date">
            <text:p>30 XII 90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L7]*[.M7]" office:value-type="float" office:value="860" calcext:value-type="float">
            <text:p>860,00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ean</text:p>
          </table:table-cell>
          <table:table-cell table:style-name="ce20" office:value-type="string" calcext:value-type="string">
            <text:p>Willi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5-07-05" calcext:value-type="date">
            <text:p>5 VII 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X7]*[.Y7]" office:value-type="float" office:value="472.15" calcext:value-type="float">
            <text:p>472,15 zł</text:p>
          </table:table-cell>
          <table:table-cell table:style-name="ce100"/>
          <table:table-cell table:style-name="ce95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Ambros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5-01-25" calcext:value-type="date">
            <text:p>25 I 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L8]*[.M8]" office:value-type="float" office:value="443.75" calcext:value-type="float">
            <text:p>443,75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olleen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90-07-26" calcext:value-type="date">
            <text:p>26 VII 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X8]*[.Y8]" office:value-type="float" office:value="703.5" calcext:value-type="float">
            <text:p>703,50 zł</text:p>
          </table:table-cell>
          <table:table-cell table:style-name="ce100"/>
          <table:table-cell table:style-name="ce96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Hil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07-21" calcext:value-type="date">
            <text:p>21 VII 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L9]*[.M9]" office:value-type="float" office:value="443.75" calcext:value-type="float">
            <text:p>443,75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Teri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8-06-07" calcext:value-type="date">
            <text:p>7 VI 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X9]*[.Y9]" office:value-type="float" office:value="350" calcext:value-type="float">
            <text:p>350,00 zł</text:p>
          </table:table-cell>
          <table:table-cell table:style-name="ce100"/>
          <table:table-cell table:style-name="ce96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Jeffrey</text:p>
          </table:table-cell>
          <table:table-cell table:style-name="ce20" office:value-type="string" calcext:value-type="string">
            <text:p>Stro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1-03-08" calcext:value-type="date">
            <text:p>8 III 8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L10]*[.M10]" office:value-type="float" office:value="780" calcext:value-type="float">
            <text:p>780,00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Theresa</text:p>
          </table:table-cell>
          <table:table-cell table:style-name="ce20" office:value-type="string" calcext:value-type="string">
            <text:p>Califano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9-02-26" calcext:value-type="date">
            <text:p>26 II 89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X10]*[.Y10]" office:value-type="float" office:value="423.5" calcext:value-type="float">
            <text:p>423,50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69"/>
          <table:table-cell table:style-name="ce30" table:number-columns-repeated="4"/>
          <table:table-cell table:style-name="ce93" office:value-type="date" office:date-value="1989-11-15" calcext:value-type="date">
            <text:p>15 XI 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L11]*[.M11]" office:value-type="float" office:value="620" calcext:value-type="float">
            <text:p>620,00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Ambros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5-01-25" calcext:value-type="date">
            <text:p>25 I 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X11]*[.Y11]" office:value-type="float" office:value="443.75" calcext:value-type="float">
            <text:p>443,75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69"/>
          <table:table-cell table:style-name="ce30" table:number-columns-repeated="4"/>
          <table:table-cell table:style-name="ce93" office:value-type="date" office:date-value="1985-11-08" calcext:value-type="date">
            <text:p>8 XI 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L12]*[.M12]" office:value-type="float" office:value="780" calcext:value-type="float">
            <text:p>780,00 zł</text:p>
          </table:table-cell>
          <table:table-cell table:style-name="ce100"/>
          <table:table-cell table:style-name="ce14"/>
          <table:table-cell table:style-name="ce30"/>
          <table:table-cell table:style-name="ce5" office:value-type="float" office:value="15" calcext:value-type="float">
            <text:p>15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Murray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06-10" calcext:value-type="date">
            <text:p>10 VI 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X12]*[.Y12]" office:value-type="float" office:value="504" calcext:value-type="float">
            <text:p>504,00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69"/>
          <table:table-cell table:style-name="ce30" table:number-columns-repeated="4"/>
          <table:table-cell table:style-name="ce93" office:value-type="date" office:date-value="1988-11-05" calcext:value-type="date">
            <text:p>5 XI 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L13]*[.M13]" office:value-type="float" office:value="780" calcext:value-type="float">
            <text:p>780,00 zł</text:p>
          </table:table-cell>
          <table:table-cell table:style-name="ce19"/>
          <table:table-cell table:style-name="ce14"/>
          <table:table-cell table:style-name="ce30"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Hil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07-21" calcext:value-type="date">
            <text:p>21 VII 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X13]*[.Y13]" office:value-type="float" office:value="443.75" calcext:value-type="float">
            <text:p>443,75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69"/>
          <table:table-cell table:style-name="ce30" table:number-columns-repeated="4"/>
          <table:table-cell table:style-name="ce93" office:value-type="date" office:date-value="1987-11-25" calcext:value-type="date">
            <text:p>25 XI 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L14]*[.M14]" office:value-type="float" office:value="443.75" calcext:value-type="float">
            <text:p>443,75 zł</text:p>
          </table:table-cell>
          <table:table-cell table:style-name="ce19"/>
          <table:table-cell table:style-name="ce12"/>
          <table:table-cell table:style-name="ce30"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Jeffrey</text:p>
          </table:table-cell>
          <table:table-cell table:style-name="ce20" office:value-type="string" calcext:value-type="string">
            <text:p>Stro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1-03-08" calcext:value-type="date">
            <text:p>8 III 8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X14]*[.Y14]" office:value-type="float" office:value="780" calcext:value-type="float">
            <text:p>780,00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/>
          <table:table-cell table:style-name="ce69"/>
          <table:table-cell table:style-name="ce30" table:number-columns-repeated="4"/>
          <table:table-cell table:style-name="ce93" office:value-type="date" office:date-value="1987-09-09" calcext:value-type="date">
            <text:p>9 IX 87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15]*[.M15]" office:value-type="float" office:value="191.75" calcext:value-type="float">
            <text:p>191,75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24" calcext:value-type="float">
            <text:p>24</text:p>
          </table:table-cell>
          <table:table-cell table:style-name="ce20" office:value-type="string" calcext:value-type="string">
            <text:p>Jeri Lynn</text:p>
          </table:table-cell>
          <table:table-cell table:style-name="ce20" office:value-type="string" calcext:value-type="string">
            <text:p>MacFall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04-08" calcext:value-type="date">
            <text:p>8 IV 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X15]*[.Y15]" office:value-type="float" office:value="860" calcext:value-type="float">
            <text:p>860,00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42" calcext:value-type="float">
            <text:p>42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Simp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93" office:value-type="date" office:date-value="1982-01-12" calcext:value-type="date">
            <text:p>12 I 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L16]*[.M16]" office:value-type="float" office:value="780" calcext:value-type="float">
            <text:p>78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27" calcext:value-type="float">
            <text:p>27</text:p>
          </table:table-cell>
          <table:table-cell table:style-name="ce20" office:value-type="string" calcext:value-type="string">
            <text:p>Brad</text:p>
          </table:table-cell>
          <table:table-cell table:style-name="ce20" office:value-type="string" calcext:value-type="string">
            <text:p>Hinkelma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5-11-08" calcext:value-type="date">
            <text:p>8 XI 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X16]*[.Y16]" office:value-type="float" office:value="780" calcext:value-type="float">
            <text:p>780,00 zł</text:p>
          </table:table-cell>
          <table:table-cell table:style-name="ce100"/>
          <table:table-cell table:style-name="ce97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Feldsot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12-03" calcext:value-type="date">
            <text:p>3 XII 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L17]*[.M17]" office:value-type="float" office:value="443.75" calcext:value-type="float">
            <text:p>443,75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Joanne</text:p>
          </table:table-cell>
          <table:table-cell table:style-name="ce20" office:value-type="string" calcext:value-type="string">
            <text:p>Park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08-23" calcext:value-type="date">
            <text:p>23 VIII 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X17]*[.Y17]" office:value-type="float" office:value="860" calcext:value-type="float">
            <text:p>860,00 zł</text:p>
          </table:table-cell>
          <table:table-cell table:style-name="ce19"/>
          <table:table-cell table:style-name="ce97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52" calcext:value-type="float">
            <text:p>52</text:p>
          </table:table-cell>
          <table:table-cell table:style-name="ce20" office:value-type="string" calcext:value-type="string">
            <text:p>Henry</text:p>
          </table:table-cell>
          <table:table-cell table:style-name="ce20" office:value-type="string" calcext:value-type="string">
            <text:p>Pater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87-10-28" calcext:value-type="date">
            <text:p>28 X 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L18]*[.M18]" office:value-type="float" office:value="860" calcext:value-type="float">
            <text:p>86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Laura</text:p>
          </table:table-cell>
          <table:table-cell table:style-name="ce20" office:value-type="string" calcext:value-type="string">
            <text:p>Reag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90-08-12" calcext:value-type="date">
            <text:p>12 VIII 90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X18]*[.Y18]" office:value-type="float" office:value="840" calcext:value-type="float">
            <text:p>840,00 zł</text:p>
          </table:table-cell>
          <table:table-cell table:style-name="ce19"/>
          <table:table-cell table:style-name="ce97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59" calcext:value-type="float">
            <text:p>59</text:p>
          </table:table-cell>
          <table:table-cell table:style-name="ce20" office:value-type="string" calcext:value-type="string">
            <text:p>Karina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01-12" calcext:value-type="date">
            <text:p>12 I 87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L19]*[.M19]" office:value-type="float" office:value="703.5" calcext:value-type="float">
            <text:p>703,5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Mary</text:p>
          </table:table-cell>
          <table:table-cell table:style-name="ce20" office:value-type="string" calcext:value-type="string">
            <text:p>Barb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11-25" calcext:value-type="date">
            <text:p>25 XI 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X19]*[.Y19]" office:value-type="float" office:value="443.75" calcext:value-type="float">
            <text:p>443,75 zł</text:p>
          </table:table-cell>
          <table:table-cell table:style-name="ce19"/>
          <table:table-cell table:style-name="ce95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63" calcext:value-type="float">
            <text:p>63</text:p>
          </table:table-cell>
          <table:table-cell table:style-name="ce20" office:value-type="string" calcext:value-type="string">
            <text:p>Jerry</text:p>
          </table:table-cell>
          <table:table-cell table:style-name="ce20" office:value-type="string" calcext:value-type="string">
            <text:p>McDonald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93" office:value-type="date" office:date-value="1982-07-07" calcext:value-type="date">
            <text:p>7 VII 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L20]*[.M20]" office:value-type="float" office:value="620" calcext:value-type="float">
            <text:p>62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36" calcext:value-type="float">
            <text:p>36</text:p>
          </table:table-cell>
          <table:table-cell table:style-name="ce20" office:value-type="string" calcext:value-type="string">
            <text:p>Peter</text:p>
          </table:table-cell>
          <table:table-cell table:style-name="ce20" office:value-type="string" calcext:value-type="string">
            <text:p>Alle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05-31" calcext:value-type="date">
            <text:p>31 V 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X20]*[.Y20]" office:value-type="float" office:value="350" calcext:value-type="float">
            <text:p>35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67" calcext:value-type="float">
            <text:p>67</text:p>
          </table:table-cell>
          <table:table-cell table:style-name="ce20" office:value-type="string" calcext:value-type="string">
            <text:p>Paula</text:p>
          </table:table-cell>
          <table:table-cell table:style-name="ce20" office:value-type="string" calcext:value-type="string">
            <text:p>Robin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93" office:value-type="date" office:date-value="1987-12-07" calcext:value-type="date">
            <text:p>7 XII 87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21]*[.M21]" office:value-type="float" office:value="191.75" calcext:value-type="float">
            <text:p>191,75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Feldsot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12-03" calcext:value-type="date">
            <text:p>3 XII 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X21]*[.Y21]" office:value-type="float" office:value="443.75" calcext:value-type="float">
            <text:p>443,75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70" calcext:value-type="float">
            <text:p>70</text:p>
          </table:table-cell>
          <table:table-cell table:style-name="ce20" office:value-type="string" calcext:value-type="string">
            <text:p>Kim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93" office:value-type="date" office:date-value="1989-11-27" calcext:value-type="date">
            <text:p>27 XI 89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L22]*[.M22]" office:value-type="float" office:value="1008" calcext:value-type="float">
            <text:p>1 008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55" calcext:value-type="float">
            <text:p>55</text:p>
          </table:table-cell>
          <table:table-cell table:style-name="ce20" office:value-type="string" calcext:value-type="string">
            <text:p>Jennifer</text:p>
          </table:table-cell>
          <table:table-cell table:style-name="ce20" office:value-type="string" calcext:value-type="string">
            <text:p>Snyder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8-06-07" calcext:value-type="date">
            <text:p>7 VI 88</text:p>
          </table:table-cell>
          <table:table-cell table:style-name="ce26" office:value-type="float" office:value="25" calcext:value-type="float">
            <text:p>25,0</text:p>
          </table:table-cell>
          <table:table-cell table:style-name="ce29" office:value-type="float" office:value="8.52" calcext:value-type="float">
            <text:p>8,52 zł</text:p>
          </table:table-cell>
          <table:table-cell table:style-name="ce29" table:formula="of:=[.X22]*[.Y22]" office:value-type="float" office:value="213" calcext:value-type="float">
            <text:p>213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71" calcext:value-type="float">
            <text:p>71</text:p>
          </table:table-cell>
          <table:table-cell table:style-name="ce20" office:value-type="string" calcext:value-type="string">
            <text:p>Maria</text:p>
          </table:table-cell>
          <table:table-cell table:style-name="ce20" office:value-type="string" calcext:value-type="string">
            <text:p>Switz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91-06-03" calcext:value-type="date">
            <text:p>3 VI 91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L23]*[.M23]" office:value-type="float" office:value="392.35" calcext:value-type="float">
            <text:p>392,35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56" calcext:value-type="float">
            <text:p>56</text:p>
          </table:table-cell>
          <table:table-cell table:style-name="ce20" office:value-type="string" calcext:value-type="string">
            <text:p>Joshua</text:p>
          </table:table-cell>
          <table:table-cell table:style-name="ce20" office:value-type="string" calcext:value-type="string">
            <text:p>Maccaluso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91-01-23" calcext:value-type="date">
            <text:p>23 I 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X23]*[.Y23]" office:value-type="float" office:value="860" calcext:value-type="float">
            <text:p>86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72" calcext:value-type="float">
            <text:p>72</text:p>
          </table:table-cell>
          <table:table-cell table:style-name="ce20" office:value-type="string" calcext:value-type="string">
            <text:p>John</text:p>
          </table:table-cell>
          <table:table-cell table:style-name="ce20" office:value-type="string" calcext:value-type="string">
            <text:p>Jaco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93" office:value-type="date" office:date-value="1986-10-04" calcext:value-type="date">
            <text:p>4 X 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24]*[.M24]" office:value-type="float" office:value="260" calcext:value-type="float">
            <text:p>26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57" calcext:value-type="float">
            <text:p>57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Wheeler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1-08-14" calcext:value-type="date">
            <text:p>14 VIII 81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X24]*[.Y24]" office:value-type="float" office:value="589" calcext:value-type="float">
            <text:p>589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75" calcext:value-type="float">
            <text:p>75</text:p>
          </table:table-cell>
          <table:table-cell table:style-name="ce20" office:value-type="string" calcext:value-type="string">
            <text:p>Holly</text:p>
          </table:table-cell>
          <table:table-cell table:style-name="ce20" office:value-type="string" calcext:value-type="string">
            <text:p>Taylo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84-08-17" calcext:value-type="date">
            <text:p>17 VIII 84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L25]*[.M25]" office:value-type="float" office:value="494.125" calcext:value-type="float">
            <text:p>494,13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59" calcext:value-type="float">
            <text:p>59</text:p>
          </table:table-cell>
          <table:table-cell table:style-name="ce20" office:value-type="string" calcext:value-type="string">
            <text:p>Karina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01-12" calcext:value-type="date">
            <text:p>12 I 87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X25]*[.Y25]" office:value-type="float" office:value="703.5" calcext:value-type="float">
            <text:p>703,5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76" calcext:value-type="float">
            <text:p>76</text:p>
          </table:table-cell>
          <table:table-cell table:style-name="ce20" office:value-type="string" calcext:value-type="string">
            <text:p>Tim</text:p>
          </table:table-cell>
          <table:table-cell table:style-name="ce20" office:value-type="string" calcext:value-type="string">
            <text:p>Barthoff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9-10-27" calcext:value-type="date">
            <text:p>27 X 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26]*[.M26]" office:value-type="float" office:value="260" calcext:value-type="float">
            <text:p>26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62" calcext:value-type="float">
            <text:p>62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Lewi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9-04-27" calcext:value-type="date">
            <text:p>27 IV 89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X26]*[.Y26]" office:value-type="float" office:value="100.75" calcext:value-type="float">
            <text:p>100,75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80" calcext:value-type="float">
            <text:p>80</text:p>
          </table:table-cell>
          <table:table-cell table:style-name="ce20" office:value-type="string" calcext:value-type="string">
            <text:p>Sue</text:p>
          </table:table-cell>
          <table:table-cell table:style-name="ce20" office:value-type="string" calcext:value-type="string">
            <text:p>Pett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11-30" calcext:value-type="date">
            <text:p>30 XI 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27]*[.M27]" office:value-type="float" office:value="260" calcext:value-type="float">
            <text:p>26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66" calcext:value-type="float">
            <text:p>66</text:p>
          </table:table-cell>
          <table:table-cell table:style-name="ce20" office:value-type="string" calcext:value-type="string">
            <text:p>Chris</text:p>
          </table:table-cell>
          <table:table-cell table:style-name="ce20" office:value-type="string" calcext:value-type="string">
            <text:p>Reed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03-27" calcext:value-type="date">
            <text:p>27 III 84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X27]*[.Y27]" office:value-type="float" office:value="472.15" calcext:value-type="float">
            <text:p>472,15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82" calcext:value-type="float">
            <text:p>82</text:p>
          </table:table-cell>
          <table:table-cell table:style-name="ce20" office:value-type="string" calcext:value-type="string">
            <text:p>Richard</text:p>
          </table:table-cell>
          <table:table-cell table:style-name="ce20" office:value-type="string" calcext:value-type="string">
            <text:p>Gib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89-01-23" calcext:value-type="date">
            <text:p>23 I 89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L28]*[.M28]" office:value-type="float" office:value="442.5" calcext:value-type="float">
            <text:p>442,5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68" calcext:value-type="float">
            <text:p>68</text:p>
          </table:table-cell>
          <table:table-cell table:style-name="ce20" office:value-type="string" calcext:value-type="string">
            <text:p>William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9-10-14" calcext:value-type="date">
            <text:p>14 X 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X28]*[.Y28]" office:value-type="float" office:value="620" calcext:value-type="float">
            <text:p>62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85" calcext:value-type="float">
            <text:p>85</text:p>
          </table:table-cell>
          <table:table-cell table:style-name="ce20" office:value-type="string" calcext:value-type="string">
            <text:p>Helen</text:p>
          </table:table-cell>
          <table:table-cell table:style-name="ce20" office:value-type="string" calcext:value-type="string">
            <text:p>Stewar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93" office:value-type="date" office:date-value="1990-05-03" calcext:value-type="date">
            <text:p>3 V 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L29]*[.M29]" office:value-type="float" office:value="651" calcext:value-type="float">
            <text:p>651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73" calcext:value-type="float">
            <text:p>73</text:p>
          </table:table-cell>
          <table:table-cell table:style-name="ce20" office:value-type="string" calcext:value-type="string">
            <text:p>Bradley</text:p>
          </table:table-cell>
          <table:table-cell table:style-name="ce20" office:value-type="string" calcext:value-type="string">
            <text:p>Howard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02-14" calcext:value-type="date">
            <text:p>14 II 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7.22" calcext:value-type="float">
            <text:p>7,22 zł</text:p>
          </table:table-cell>
          <table:table-cell table:style-name="ce29" table:formula="of:=[.X29]*[.Y29]" office:value-type="float" office:value="288.8" calcext:value-type="float">
            <text:p>288,8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88" calcext:value-type="float">
            <text:p>88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Marti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93" office:value-type="date" office:date-value="1979-04-19" calcext:value-type="date">
            <text:p>19 IV 7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L30]*[.M30]" office:value-type="float" office:value="260" calcext:value-type="float">
            <text:p>260,0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76" calcext:value-type="float">
            <text:p>76</text:p>
          </table:table-cell>
          <table:table-cell table:style-name="ce20" office:value-type="string" calcext:value-type="string">
            <text:p>Tim</text:p>
          </table:table-cell>
          <table:table-cell table:style-name="ce20" office:value-type="string" calcext:value-type="string">
            <text:p>Barthoff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9-10-27" calcext:value-type="date">
            <text:p>27 X 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X30]*[.Y30]" office:value-type="float" office:value="260" calcext:value-type="float">
            <text:p>26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style-name="ce5" office:value-type="float" office:value="92" calcext:value-type="float">
            <text:p>92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Whitne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93" office:value-type="date" office:date-value="1983-11-28" calcext:value-type="date">
            <text:p>28 XI 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7.22" calcext:value-type="float">
            <text:p>7,22 zł</text:p>
          </table:table-cell>
          <table:table-cell table:style-name="ce29" table:formula="of:=[.L31]*[.M31]" office:value-type="float" office:value="288.8" calcext:value-type="float">
            <text:p>288,80 zł</text:p>
          </table:table-cell>
          <table:table-cell table:style-name="ce19"/>
          <table:table-cell table:style-name="ce15"/>
          <table:table-cell table:style-name="ce30"/>
          <table:table-cell table:style-name="ce5" office:value-type="float" office:value="77" calcext:value-type="float">
            <text:p>77</text:p>
          </table:table-cell>
          <table:table-cell table:style-name="ce20" office:value-type="string" calcext:value-type="string">
            <text:p>Esther</text:p>
          </table:table-cell>
          <table:table-cell table:style-name="ce20" office:value-type="string" calcext:value-type="string">
            <text:p>William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6-12-13" calcext:value-type="date">
            <text:p>13 XII 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X31]*[.Y31]" office:value-type="float" office:value="780" calcext:value-type="float">
            <text:p>78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 table:number-columns-repeated="11"/>
          <table:table-cell/>
          <table:table-cell table:style-name="ce30"/>
          <table:table-cell table:style-name="ce5" office:value-type="float" office:value="80" calcext:value-type="float">
            <text:p>80</text:p>
          </table:table-cell>
          <table:table-cell table:style-name="ce20" office:value-type="string" calcext:value-type="string">
            <text:p>Sue</text:p>
          </table:table-cell>
          <table:table-cell table:style-name="ce20" office:value-type="string" calcext:value-type="string">
            <text:p>Pett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4-11-30" calcext:value-type="date">
            <text:p>30 XI 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X32]*[.Y32]" office:value-type="float" office:value="260" calcext:value-type="float">
            <text:p>260,0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4"/>
          <table:table-cell table:style-name="ce30" table:number-columns-repeated="11"/>
          <table:table-cell/>
          <table:table-cell table:style-name="ce30"/>
          <table:table-cell table:style-name="ce5" office:value-type="float" office:value="83" calcext:value-type="float">
            <text:p>83</text:p>
          </table:table-cell>
          <table:table-cell table:style-name="ce20" office:value-type="string" calcext:value-type="string">
            <text:p>Lorrie</text:p>
          </table:table-cell>
          <table:table-cell table:style-name="ce20" office:value-type="string" calcext:value-type="string">
            <text:p>Sulliva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1-03-03" calcext:value-type="date">
            <text:p>3 III 81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X33]*[.Y33]" office:value-type="float" office:value="195.3" calcext:value-type="float">
            <text:p>195,30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16"/>
          <table:table-cell table:style-name="ce30"/>
          <table:table-cell table:style-name="ce5" office:value-type="float" office:value="90" calcext:value-type="float">
            <text:p>90</text:p>
          </table:table-cell>
          <table:table-cell table:style-name="ce20" office:value-type="string" calcext:value-type="string">
            <text:p>Alice</text:p>
          </table:table-cell>
          <table:table-cell table:style-name="ce20" office:value-type="string" calcext:value-type="string">
            <text:p>Owen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87-03-02" calcext:value-type="date">
            <text:p>2 III 87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X34]*[.Y34]" office:value-type="float" office:value="85.25" calcext:value-type="float">
            <text:p>85,25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2">
          <table:table-cell table:number-columns-repeated="16"/>
          <table:table-cell table:style-name="ce30"/>
          <table:table-cell table:style-name="ce5" office:value-type="float" office:value="94" calcext:value-type="float">
            <text:p>94</text:p>
          </table:table-cell>
          <table:table-cell table:style-name="ce20" office:value-type="string" calcext:value-type="string">
            <text:p>Amy</text:p>
          </table:table-cell>
          <table:table-cell table:style-name="ce20" office:value-type="string" calcext:value-type="string">
            <text:p>Tooley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93" office:value-type="date" office:date-value="1990-09-01" calcext:value-type="date">
            <text:p>1 IX 90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X35]*[.Y35]" office:value-type="float" office:value="100.75" calcext:value-type="float">
            <text:p>100,75 zł</text:p>
          </table:table-cell>
          <table:table-cell table:style-name="ce19"/>
          <table:table-cell table:style-name="ce98"/>
          <table:table-cell table:number-columns-repeated="996"/>
        </table:table-row>
        <table:table-row table:style-name="ro8">
          <table:table-cell/>
          <table:table-cell table:style-name="ce38" office:value-type="string" calcext:value-type="string">
            <text:p>ODDZIAŁ</text:p>
          </table:table-cell>
          <table:table-cell table:style-name="ce38" office:value-type="string" calcext:value-type="string">
            <text:p>DEPART</text:p>
          </table:table-cell>
          <table:table-cell table:number-columns-repeated="1021"/>
        </table:table-row>
        <table:table-row table:style-name="ro9">
          <table:table-cell/>
          <table:table-cell table:style-name="ce39" office:value-type="string" calcext:value-type="string">
            <text:p>Australia</text:p>
          </table:table-cell>
          <table:table-cell table:style-name="ce39" office:value-type="string" calcext:value-type="string">
            <text:p>Rajdy Dorosłych</text:p>
          </table:table-cell>
          <table:table-cell table:number-columns-repeated="11"/>
          <table:table-cell table:style-name="ce30" table:number-columns-repeated="14"/>
          <table:table-cell table:number-columns-repeated="996"/>
        </table:table-row>
        <table:table-row table:style-name="ro9">
          <table:table-cell table:style-name="ce19"/>
          <table:table-cell table:style-name="ce82" office:value-type="string" calcext:value-type="string">
            <text:p>LP</text:p>
          </table:table-cell>
          <table:table-cell table:style-name="ce82" office:value-type="string" calcext:value-type="string">
            <text:p>IMIĘ</text:p>
          </table:table-cell>
          <table:table-cell table:style-name="ce82" office:value-type="string" calcext:value-type="string">
            <text:p>NAZWISKO</text:p>
          </table:table-cell>
          <table:table-cell table:style-name="ce82" office:value-type="string" calcext:value-type="string">
            <text:p>ODDZIAŁ</text:p>
          </table:table-cell>
          <table:table-cell table:style-name="ce82" office:value-type="string" calcext:value-type="string">
            <text:p>DEPART</text:p>
          </table:table-cell>
          <table:table-cell table:style-name="ce91"/>
          <table:table-cell table:style-name="ce82" office:value-type="string" calcext:value-type="string">
            <text:p>DATA ZATR.</text:p>
          </table:table-cell>
          <table:table-cell table:style-name="ce94" office:value-type="string" calcext:value-type="string">
            <text:p>GODZ</text:p>
          </table:table-cell>
          <table:table-cell table:style-name="ce94" office:value-type="string" calcext:value-type="string">
            <text:p>STAWKA GODZ.</text:p>
          </table:table-cell>
          <table:table-cell table:style-name="ce94" office:value-type="string" calcext:value-type="string">
            <text:p>PŁACA BRUTTO</text:p>
          </table:table-cell>
          <table:table-cell table:style-name="ce94" office:value-type="string" calcext:value-type="string">
            <text:p>OKRES ZATRUDNIENIA</text:p>
          </table:table-cell>
          <table:table-cell table:style-name="ce10" office:value-type="string" calcext:value-type="string">
            <text:p>PREMIA</text:p>
          </table:table-cell>
          <table:table-cell/>
          <table:table-cell table:style-name="ce101"/>
          <table:table-cell table:number-columns-repeated="2" table:style-name="ce104" office:value-type="string" calcext:value-type="string">
            <text:p>DATA ZATR.</text:p>
          </table:table-cell>
          <table:table-cell table:style-name="ce104" office:value-type="string" calcext:value-type="string">
            <text:p>DEPART</text:p>
          </table:table-cell>
          <table:table-cell table:style-name="ce101"/>
          <table:table-cell table:style-name="ce30" table:number-columns-repeated="9"/>
          <table:table-cell table:number-columns-repeated="996"/>
        </table:table-row>
        <table:table-row table:style-name="ro12">
          <table:table-cell table:style-name="ce19"/>
          <table:table-cell table:style-name="ce5" office:value-type="float" office:value="44" calcext:value-type="float">
            <text:p>44</text:p>
          </table:table-cell>
          <table:table-cell table:style-name="ce20" office:value-type="string" calcext:value-type="string">
            <text:p>Melanie</text:p>
          </table:table-cell>
          <table:table-cell table:style-name="ce20" office:value-type="string" calcext:value-type="string">
            <text:p>Bower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30"/>
          <table:table-cell table:style-name="ce93" office:value-type="date" office:date-value="1986-12-05" calcext:value-type="date">
            <text:p>5 XII 86</text:p>
          </table:table-cell>
          <table:table-cell table:style-name="ce26" office:value-type="float" office:value="15.5" calcext:value-type="float">
            <text:p>15,5</text:p>
          </table:table-cell>
          <table:table-cell table:style-name="ce29" office:value-type="float" office:value="6.5" calcext:value-type="float">
            <text:p>6,50 zł</text:p>
          </table:table-cell>
          <table:table-cell table:style-name="ce29" table:formula="of:=[.I39]*[.J39]" office:value-type="float" office:value="100.75" calcext:value-type="float">
            <text:p>100,75 zł</text:p>
          </table:table-cell>
          <table:table-cell table:style-name="ce19"/>
          <table:table-cell table:style-name="ce15"/>
          <table:table-cell/>
          <table:table-cell table:style-name="ce101"/>
          <table:table-cell table:style-name="ce105" office:value-type="string" calcext:value-type="string">
            <text:p>&gt;= 1 I 88</text:p>
          </table:table-cell>
          <table:table-cell table:style-name="ce107" office:value-type="string" calcext:value-type="string">
            <text:p>&lt;= 31 XII 90</text:p>
          </table:table-cell>
          <table:table-cell table:style-name="ce107" office:value-type="string" calcext:value-type="string">
            <text:p>Rajdy Dziecinne</text:p>
          </table:table-cell>
          <table:table-cell table:style-name="ce107"/>
          <table:table-cell table:style-name="ce30" table:number-columns-repeated="9"/>
          <table:table-cell table:number-columns-repeated="996"/>
        </table:table-row>
        <table:table-row table:style-name="ro8">
          <table:table-cell table:style-name="ce19"/>
          <table:table-cell table:style-name="ce5" office:value-type="float" office:value="65" calcext:value-type="float">
            <text:p>65</text:p>
          </table:table-cell>
          <table:table-cell table:style-name="ce20" office:value-type="string" calcext:value-type="string">
            <text:p>Lindsey</text:p>
          </table:table-cell>
          <table:table-cell table:style-name="ce20" office:value-type="string" calcext:value-type="string">
            <text:p>Wing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30"/>
          <table:table-cell table:style-name="ce93" office:value-type="date" office:date-value="1986-02-01" calcext:value-type="date">
            <text:p>1 II 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I40]*[.J40]" office:value-type="float" office:value="840" calcext:value-type="float">
            <text:p>840,00 zł</text:p>
          </table:table-cell>
          <table:table-cell table:style-name="ce19"/>
          <table:table-cell table:style-name="ce15"/>
          <table:table-cell/>
          <table:table-cell table:style-name="ce30"/>
          <table:table-cell table:style-name="ce106"/>
          <table:table-cell table:style-name="ce30" table:number-columns-repeated="12"/>
          <table:table-cell table:number-columns-repeated="996"/>
        </table:table-row>
        <table:table-row table:style-name="ro2">
          <table:table-cell table:style-name="ce19"/>
          <table:table-cell table:style-name="ce5" office:value-type="float" office:value="74" calcext:value-type="float">
            <text:p>74</text:p>
          </table:table-cell>
          <table:table-cell table:style-name="ce20" office:value-type="string" calcext:value-type="string">
            <text:p>Frieda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30"/>
          <table:table-cell table:style-name="ce93" office:value-type="date" office:date-value="1982-02-17" calcext:value-type="date">
            <text:p>17 II 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I41]*[.J41]" office:value-type="float" office:value="484" calcext:value-type="float">
            <text:p>484,00 zł</text:p>
          </table:table-cell>
          <table:table-cell table:style-name="ce19"/>
          <table:table-cell table:style-name="ce15"/>
          <table:table-cell/>
          <table:table-cell table:style-name="ce30"/>
          <table:table-cell table:style-name="ce82" office:value-type="string" calcext:value-type="string">
            <text:p>LP</text:p>
          </table:table-cell>
          <table:table-cell table:style-name="ce82" office:value-type="string" calcext:value-type="string">
            <text:p>IMIĘ</text:p>
          </table:table-cell>
          <table:table-cell table:style-name="ce82" office:value-type="string" calcext:value-type="string">
            <text:p>NAZWISKO</text:p>
          </table:table-cell>
          <table:table-cell table:style-name="ce82" office:value-type="string" calcext:value-type="string">
            <text:p>ODDZIAŁ</text:p>
          </table:table-cell>
          <table:table-cell table:style-name="ce82" office:value-type="string" calcext:value-type="string">
            <text:p>DEPART</text:p>
          </table:table-cell>
          <table:table-cell table:style-name="ce92" office:value-type="string" calcext:value-type="string">
            <text:p>DATA ZATR.</text:p>
          </table:table-cell>
          <table:table-cell table:style-name="ce94" office:value-type="string" calcext:value-type="string">
            <text:p>GODZ</text:p>
          </table:table-cell>
          <table:table-cell table:style-name="ce94" office:value-type="string" calcext:value-type="string">
            <text:p>STAWKA GODZ.</text:p>
          </table:table-cell>
          <table:table-cell table:style-name="ce94" office:value-type="string" calcext:value-type="string">
            <text:p>PŁACA BRUTTO</text:p>
          </table:table-cell>
          <table:table-cell table:style-name="ce94" office:value-type="string" calcext:value-type="string">
            <text:p>OKRES ZATRUDNIENIA</text:p>
          </table:table-cell>
          <table:table-cell table:style-name="ce94" office:value-type="string" calcext:value-type="string">
            <text:p>PREMIA</text:p>
          </table:table-cell>
          <table:table-cell table:style-name="ce42" table:number-columns-repeated="2"/>
          <table:table-cell table:number-columns-repeated="996"/>
        </table:table-row>
        <table:table-row table:style-name="ro2">
          <table:table-cell table:style-name="ce19"/>
          <table:table-cell table:style-name="ce5" office:value-type="float" office:value="93" calcext:value-type="float">
            <text:p>93</text:p>
          </table:table-cell>
          <table:table-cell table:style-name="ce20" office:value-type="string" calcext:value-type="string">
            <text:p>Erin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30"/>
          <table:table-cell table:style-name="ce93" office:value-type="date" office:date-value="1991-04-08" calcext:value-type="date">
            <text:p>8 IV 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I42]*[.J42]" office:value-type="float" office:value="484" calcext:value-type="float">
            <text:p>484,00 zł</text:p>
          </table:table-cell>
          <table:table-cell table:style-name="ce19"/>
          <table:table-cell table:style-name="ce15"/>
          <table:table-cell/>
          <table:table-cell table:style-name="ce30"/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Harry</text:p>
          </table:table-cell>
          <table:table-cell table:style-name="ce20" office:value-type="string" calcext:value-type="string">
            <text:p>Swayn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0-12-30" calcext:value-type="date">
            <text:p>30 XII 1990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V42]*[.W42]" office:value-type="float" office:value="860" calcext:value-type="float">
            <text:p>860,00 zł</text:p>
          </table:table-cell>
          <table:table-cell table:style-name="ce100"/>
          <table:table-cell table:style-name="ce97"/>
          <table:table-cell table:style-name="ce42" table:formula="of:=DAYS([.$K$2];[.U42])" office:value-type="float" office:value="-33237" calcext:value-type="float">
            <text:p>-33237</text:p>
          </table:table-cell>
          <table:table-cell table:style-name="ce110"/>
          <table:table-cell table:number-columns-repeated="996"/>
        </table:table-row>
        <table:table-row table:style-name="ro2">
          <table:table-cell table:style-name="ce19" table:number-columns-repeated="3"/>
          <table:table-cell table:style-name="ce30" table:number-columns-repeated="9"/>
          <table:table-cell table:number-columns-repeated="2"/>
          <table:table-cell table:style-name="ce30"/>
          <table:table-cell table:style-name="ce5" office:value-type="float" office:value="12" calcext:value-type="float">
            <text:p>12</text:p>
          </table:table-cell>
          <table:table-cell table:style-name="ce20" office:value-type="string" calcext:value-type="string">
            <text:p>Seth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0-04-05" calcext:value-type="date">
            <text:p>5 IV 1990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V43]*[.W43]" office:value-type="float" office:value="176" calcext:value-type="float">
            <text:p>176,00 zł</text:p>
          </table:table-cell>
          <table:table-cell table:style-name="ce100"/>
          <table:table-cell table:style-name="ce97"/>
          <table:table-cell table:style-name="ce42" table:formula="of:=DAYS([.$K$2];[.U43])" office:value-type="float" office:value="-32968" calcext:value-type="float">
            <text:p>-32968</text:p>
          </table:table-cell>
          <table:table-cell table:style-name="ce110"/>
          <table:table-cell table:number-columns-repeated="996"/>
        </table:table-row>
        <table:table-row table:style-name="ro2">
          <table:table-cell table:style-name="ce19" table:number-columns-repeated="3"/>
          <table:table-cell table:style-name="ce30" table:number-columns-repeated="9"/>
          <table:table-cell table:number-columns-repeated="2"/>
          <table:table-cell table:style-name="ce30"/>
          <table:table-cell table:style-name="ce5" office:value-type="float" office:value="39" calcext:value-type="float">
            <text:p>39</text:p>
          </table:table-cell>
          <table:table-cell table:style-name="ce20" office:value-type="string" calcext:value-type="string">
            <text:p>Molly</text:p>
          </table:table-cell>
          <table:table-cell table:style-name="ce20" office:value-type="string" calcext:value-type="string">
            <text:p>Steadm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8-15" calcext:value-type="date">
            <text:p>15 VII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V44]*[.W44]" office:value-type="float" office:value="880" calcext:value-type="float">
            <text:p>880,00 zł</text:p>
          </table:table-cell>
          <table:table-cell table:style-name="ce19"/>
          <table:table-cell table:style-name="ce98"/>
          <table:table-cell table:style-name="ce42" table:formula="of:=DAYS([.$K$2];[.U44])" office:value-type="float" office:value="-32735" calcext:value-type="float">
            <text:p>-32735</text:p>
          </table:table-cell>
          <table:table-cell table:style-name="ce19"/>
          <table:table-cell table:number-columns-repeated="996"/>
        </table:table-row>
        <table:table-row table:style-name="ro2">
          <table:table-cell table:style-name="ce19" table:number-columns-repeated="3"/>
          <table:table-cell table:style-name="ce30" table:number-columns-repeated="9"/>
          <table:table-cell table:number-columns-repeated="2"/>
          <table:table-cell table:style-name="ce30"/>
          <table:table-cell table:style-name="ce5" office:value-type="float" office:value="46" calcext:value-type="float">
            <text:p>46</text:p>
          </table:table-cell>
          <table:table-cell table:style-name="ce20" office:value-type="string" calcext:value-type="string">
            <text:p>Lance</text:p>
          </table:table-cell>
          <table:table-cell table:style-name="ce20" office:value-type="string" calcext:value-type="string">
            <text:p>Davie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8-12-30" calcext:value-type="date">
            <text:p>30 XII 1988</text:p>
          </table:table-cell>
          <table:table-cell table:style-name="ce26" office:value-type="float" office:value="32" calcext:value-type="float">
            <text:p>32,0</text:p>
          </table:table-cell>
          <table:table-cell table:style-name="ce29" office:value-type="float" office:value="5.5" calcext:value-type="float">
            <text:p>5,50 zł</text:p>
          </table:table-cell>
          <table:table-cell table:style-name="ce29" table:formula="of:=[.V45]*[.W45]" office:value-type="float" office:value="176" calcext:value-type="float">
            <text:p>176,00 zł</text:p>
          </table:table-cell>
          <table:table-cell table:style-name="ce19"/>
          <table:table-cell table:style-name="ce98"/>
          <table:table-cell table:style-name="ce42" table:formula="of:=DAYS([.$K$2];[.U45])" office:value-type="float" office:value="-32507" calcext:value-type="float">
            <text:p>-32507</text:p>
          </table:table-cell>
          <table:table-cell table:style-name="ce19"/>
          <table:table-cell table:number-columns-repeated="996"/>
        </table:table-row>
        <table:table-row table:style-name="ro2">
          <table:table-cell table:style-name="ce19" table:number-columns-repeated="3"/>
          <table:table-cell table:style-name="ce30" table:number-columns-repeated="9"/>
          <table:table-cell table:number-columns-repeated="2"/>
          <table:table-cell table:style-name="ce30"/>
          <table:table-cell table:style-name="ce5" office:value-type="float" office:value="64" calcext:value-type="float">
            <text:p>64</text:p>
          </table:table-cell>
          <table:table-cell table:style-name="ce20" office:value-type="string" calcext:value-type="string">
            <text:p>Lynne</text:p>
          </table:table-cell>
          <table:table-cell table:style-name="ce20" office:value-type="string" calcext:value-type="string">
            <text:p>Simmon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8-11-23" calcext:value-type="date">
            <text:p>23 XI 1988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V46]*[.W46]" office:value-type="float" office:value="423.5" calcext:value-type="float">
            <text:p>423,50 zł</text:p>
          </table:table-cell>
          <table:table-cell table:style-name="ce19"/>
          <table:table-cell table:style-name="ce98"/>
          <table:table-cell table:style-name="ce42" table:formula="of:=DAYS([.$K$2];[.U46])" office:value-type="float" office:value="-32470" calcext:value-type="float">
            <text:p>-32470</text:p>
          </table:table-cell>
          <table:table-cell table:style-name="ce19"/>
          <table:table-cell table:number-columns-repeated="996"/>
        </table:table-row>
        <table:table-row table:style-name="ro2">
          <table:table-cell table:number-columns-repeated="14"/>
          <table:table-cell table:style-name="ce30"/>
          <table:table-cell table:style-name="ce5" office:value-type="float" office:value="82" calcext:value-type="float">
            <text:p>82</text:p>
          </table:table-cell>
          <table:table-cell table:style-name="ce20" office:value-type="string" calcext:value-type="string">
            <text:p>Richard</text:p>
          </table:table-cell>
          <table:table-cell table:style-name="ce20" office:value-type="string" calcext:value-type="string">
            <text:p>Gib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1-23" calcext:value-type="date">
            <text:p>23 I 1989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V47]*[.W47]" office:value-type="float" office:value="442.5" calcext:value-type="float">
            <text:p>442,50 zł</text:p>
          </table:table-cell>
          <table:table-cell table:style-name="ce19"/>
          <table:table-cell table:style-name="ce98"/>
          <table:table-cell table:style-name="ce42" table:formula="of:=DAYS([.$K$2];[.U47])" office:value-type="float" office:value="-32531" calcext:value-type="float">
            <text:p>-32531</text:p>
          </table:table-cell>
          <table:table-cell table:style-name="ce19"/>
          <table:table-cell table:number-columns-repeated="996"/>
        </table:table-row>
        <table:table-row table:style-name="ro13">
          <table:table-cell table:number-columns-repeated="14"/>
          <table:table-cell table:style-name="ce30" table:number-columns-repeated="14"/>
          <table:table-cell table:number-columns-repeated="996"/>
        </table:table-row>
        <table:table-row table:style-name="ro8">
          <table:table-cell/>
          <table:table-cell table:style-name="ce40" office:value-type="string" calcext:value-type="string">
            <text:p>PŁACA BRUTTO</text:p>
          </table:table-cell>
          <table:table-cell table:number-columns-repeated="12"/>
          <table:table-cell table:style-name="ce30" table:number-columns-repeated="14"/>
          <table:table-cell table:number-columns-repeated="996"/>
        </table:table-row>
        <table:table-row table:style-name="ro14">
          <table:table-cell/>
          <table:table-cell table:style-name="ce41" office:value-type="string" calcext:value-type="string">
            <text:p>&gt; 300</text:p>
          </table:table-cell>
          <table:table-cell table:number-columns-repeated="12"/>
          <table:table-cell table:style-name="ce30" table:number-columns-repeated="14"/>
          <table:table-cell table:number-columns-repeated="996"/>
        </table:table-row>
        <table:table-row table:style-name="ro2">
          <table:table-cell table:number-columns-repeated="14"/>
          <table:table-cell table:style-name="ce30" table:number-columns-repeated="14"/>
          <table:table-cell table:number-columns-repeated="996"/>
        </table:table-row>
        <table:table-row table:style-name="ro2">
          <table:table-cell table:style-name="ce19"/>
          <table:table-cell table:style-name="ce82" office:value-type="string" calcext:value-type="string">
            <text:p>LP</text:p>
          </table:table-cell>
          <table:table-cell table:style-name="ce82" office:value-type="string" calcext:value-type="string">
            <text:p>IMIĘ</text:p>
          </table:table-cell>
          <table:table-cell table:style-name="ce82" office:value-type="string" calcext:value-type="string">
            <text:p>NAZWISKO</text:p>
          </table:table-cell>
          <table:table-cell table:style-name="ce82" office:value-type="string" calcext:value-type="string">
            <text:p>ODDZIAŁ</text:p>
          </table:table-cell>
          <table:table-cell table:style-name="ce82" office:value-type="string" calcext:value-type="string">
            <text:p>DEPART</text:p>
          </table:table-cell>
          <table:table-cell table:style-name="ce92" office:value-type="string" calcext:value-type="string">
            <text:p>DATA ZATR.</text:p>
          </table:table-cell>
          <table:table-cell table:style-name="ce94" office:value-type="string" calcext:value-type="string">
            <text:p>GODZ</text:p>
          </table:table-cell>
          <table:table-cell table:style-name="ce94" office:value-type="string" calcext:value-type="string">
            <text:p>STAWKA GODZ.</text:p>
          </table:table-cell>
          <table:table-cell table:style-name="ce94" office:value-type="string" calcext:value-type="string">
            <text:p>PŁACA BRUTTO</text:p>
          </table:table-cell>
          <table:table-cell table:style-name="ce94" office:value-type="string" calcext:value-type="string">
            <text:p>OKRES ZATRUDNIENIA</text:p>
          </table:table-cell>
          <table:table-cell table:style-name="ce94" office:value-type="string" calcext:value-type="string">
            <text:p>PREMIA</text:p>
          </table:table-cell>
          <table:table-cell table:number-columns-repeated="2"/>
          <table:table-cell table:style-name="ce30" table:number-columns-repeated="14"/>
          <table:table-cell table:number-columns-repeated="996"/>
        </table:table-row>
        <table:table-row table:style-name="ro2">
          <table:table-cell table:style-name="ce19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Kli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12-24" calcext:value-type="date">
            <text:p>24 XII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H53]*[.I53]" office:value-type="float" office:value="443.75" calcext:value-type="float">
            <text:p>443,75 zł</text:p>
          </table:table-cell>
          <table:table-cell table:style-name="ce42" table:formula="of:=DAYS([.$K$2];[.G53])" office:value-type="float" office:value="-31770" calcext:value-type="float">
            <text:p>-31770</text:p>
          </table:table-cell>
          <table:table-cell table:style-name="ce95" office:value-type="string" calcext:value-type="string">
            <text:p>=</text:p>
          </table:table-cell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ean</text:p>
          </table:table-cell>
          <table:table-cell table:style-name="ce20" office:value-type="string" calcext:value-type="string">
            <text:p>Willi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07-05" calcext:value-type="date">
            <text:p>5 VII 19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54]*[.I54]" office:value-type="float" office:value="472.15" calcext:value-type="float">
            <text:p>472,15 zł</text:p>
          </table:table-cell>
          <table:table-cell table:style-name="ce42" table:formula="of:=DAYS([.$K$2];[.G54])" office:value-type="float" office:value="-31233" calcext:value-type="float">
            <text:p>-31233</text:p>
          </table:table-cell>
          <table:table-cell table:style-name="ce95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olleen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0-07-26" calcext:value-type="date">
            <text:p>26 VII 19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H55]*[.I55]" office:value-type="float" office:value="703.5" calcext:value-type="float">
            <text:p>703,50 zł</text:p>
          </table:table-cell>
          <table:table-cell table:style-name="ce42" table:formula="of:=DAYS([.$K$2];[.G55])" office:value-type="float" office:value="-33080" calcext:value-type="float">
            <text:p>-33080</text:p>
          </table:table-cell>
          <table:table-cell table:style-name="ce96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Teri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8-06-07" calcext:value-type="date">
            <text:p>7 VI 19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H56]*[.I56]" office:value-type="float" office:value="350" calcext:value-type="float">
            <text:p>350,00 zł</text:p>
          </table:table-cell>
          <table:table-cell table:style-name="ce42" table:formula="of:=DAYS([.$K$2];[.G56])" office:value-type="float" office:value="-32301" calcext:value-type="float">
            <text:p>-32301</text:p>
          </table:table-cell>
          <table:table-cell table:style-name="ce96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Frank</text:p>
          </table:table-cell>
          <table:table-cell table:style-name="ce20" office:value-type="string" calcext:value-type="string">
            <text:p>Culbert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7-12" calcext:value-type="date">
            <text:p>12 VII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H57]*[.I57]" office:value-type="float" office:value="504" calcext:value-type="float">
            <text:p>504,00 zł</text:p>
          </table:table-cell>
          <table:table-cell table:style-name="ce42" table:formula="of:=DAYS([.$K$2];[.G57])" office:value-type="float" office:value="-30509" calcext:value-type="float">
            <text:p>-30509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Kirsten</text:p>
          </table:table-cell>
          <table:table-cell table:style-name="ce20" office:value-type="string" calcext:value-type="string">
            <text:p>DeVinney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7-06-05" calcext:value-type="date">
            <text:p>5 VI 1987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58]*[.I58]" office:value-type="float" office:value="840" calcext:value-type="float">
            <text:p>840,00 zł</text:p>
          </table:table-cell>
          <table:table-cell table:style-name="ce42" table:formula="of:=DAYS([.$K$2];[.G58])" office:value-type="float" office:value="-31933" calcext:value-type="float">
            <text:p>-31933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Theresa</text:p>
          </table:table-cell>
          <table:table-cell table:style-name="ce20" office:value-type="string" calcext:value-type="string">
            <text:p>Califano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02-26" calcext:value-type="date">
            <text:p>26 II 1989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59]*[.I59]" office:value-type="float" office:value="423.5" calcext:value-type="float">
            <text:p>423,50 zł</text:p>
          </table:table-cell>
          <table:table-cell table:style-name="ce42" table:formula="of:=DAYS([.$K$2];[.G59])" office:value-type="float" office:value="-32565" calcext:value-type="float">
            <text:p>-32565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Barry</text:p>
          </table:table-cell>
          <table:table-cell table:style-name="ce20" office:value-type="string" calcext:value-type="string">
            <text:p>Bally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4-15" calcext:value-type="date">
            <text:p>15 IV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60]*[.I60]" office:value-type="float" office:value="860" calcext:value-type="float">
            <text:p>860,00 zł</text:p>
          </table:table-cell>
          <table:table-cell table:style-name="ce42" table:formula="of:=DAYS([.$K$2];[.G60])" office:value-type="float" office:value="-30421" calcext:value-type="float">
            <text:p>-30421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9" calcext:value-type="float">
            <text:p>9</text:p>
          </table:table-cell>
          <table:table-cell table:style-name="ce20" office:value-type="string" calcext:value-type="string">
            <text:p>Cheryl</text:p>
          </table:table-cell>
          <table:table-cell table:style-name="ce20" office:value-type="string" calcext:value-type="string">
            <text:p>Hala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0-02-01" calcext:value-type="date">
            <text:p>1 II 1990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61]*[.I61]" office:value-type="float" office:value="472.15" calcext:value-type="float">
            <text:p>472,15 zł</text:p>
          </table:table-cell>
          <table:table-cell table:style-name="ce42" table:formula="of:=DAYS([.$K$2];[.G61])" office:value-type="float" office:value="-32905" calcext:value-type="float">
            <text:p>-32905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Harry</text:p>
          </table:table-cell>
          <table:table-cell table:style-name="ce20" office:value-type="string" calcext:value-type="string">
            <text:p>Swayn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0-12-30" calcext:value-type="date">
            <text:p>30 XII 1990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62]*[.I62]" office:value-type="float" office:value="860" calcext:value-type="float">
            <text:p>860,00 zł</text:p>
          </table:table-cell>
          <table:table-cell table:style-name="ce42" table:formula="of:=DAYS([.$K$2];[.G62])" office:value-type="float" office:value="-33237" calcext:value-type="float">
            <text:p>-33237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Shing</text:p>
          </table:table-cell>
          <table:table-cell table:style-name="ce20" office:value-type="string" calcext:value-type="string">
            <text:p>Che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4-08-08" calcext:value-type="date">
            <text:p>8 VIII 1984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63]*[.I63]" office:value-type="float" office:value="472.15" calcext:value-type="float">
            <text:p>472,15 zł</text:p>
          </table:table-cell>
          <table:table-cell table:style-name="ce42" table:formula="of:=DAYS([.$K$2];[.G63])" office:value-type="float" office:value="-30902" calcext:value-type="float">
            <text:p>-30902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Ambrose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01-25" calcext:value-type="date">
            <text:p>25 I 1985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H64]*[.I64]" office:value-type="float" office:value="443.75" calcext:value-type="float">
            <text:p>443,75 zł</text:p>
          </table:table-cell>
          <table:table-cell table:style-name="ce42" table:formula="of:=DAYS([.$K$2];[.G64])" office:value-type="float" office:value="-31072" calcext:value-type="float">
            <text:p>-31072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5" calcext:value-type="float">
            <text:p>15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Murray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06-10" calcext:value-type="date">
            <text:p>10 V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H65]*[.I65]" office:value-type="float" office:value="504" calcext:value-type="float">
            <text:p>504,00 zł</text:p>
          </table:table-cell>
          <table:table-cell table:style-name="ce42" table:formula="of:=DAYS([.$K$2];[.G65])" office:value-type="float" office:value="-31938" calcext:value-type="float">
            <text:p>-31938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6" calcext:value-type="float">
            <text:p>16</text:p>
          </table:table-cell>
          <table:table-cell table:style-name="ce20" office:value-type="string" calcext:value-type="string">
            <text:p>James</text:p>
          </table:table-cell>
          <table:table-cell table:style-name="ce20" office:value-type="string" calcext:value-type="string">
            <text:p>Rich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10-11" calcext:value-type="date">
            <text:p>11 X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66]*[.I66]" office:value-type="float" office:value="472.15" calcext:value-type="float">
            <text:p>472,15 zł</text:p>
          </table:table-cell>
          <table:table-cell table:style-name="ce42" table:formula="of:=DAYS([.$K$2];[.G66])" office:value-type="float" office:value="-31696" calcext:value-type="float">
            <text:p>-31696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7" calcext:value-type="float">
            <text:p>17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Gorski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5-05-07" calcext:value-type="date">
            <text:p>7 V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H67]*[.I67]" office:value-type="float" office:value="880" calcext:value-type="float">
            <text:p>880,00 zł</text:p>
          </table:table-cell>
          <table:table-cell table:style-name="ce42" table:formula="of:=DAYS([.$K$2];[.G67])" office:value-type="float" office:value="-31174" calcext:value-type="float">
            <text:p>-31174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8" calcext:value-type="float">
            <text:p>18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Hoffm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7-12-19" calcext:value-type="date">
            <text:p>19 XI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H68]*[.I68]" office:value-type="float" office:value="880" calcext:value-type="float">
            <text:p>880,00 zł</text:p>
          </table:table-cell>
          <table:table-cell table:style-name="ce42" table:formula="of:=DAYS([.$K$2];[.G68])" office:value-type="float" office:value="-32130" calcext:value-type="float">
            <text:p>-32130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19" calcext:value-type="float">
            <text:p>19</text:p>
          </table:table-cell>
          <table:table-cell table:style-name="ce20" office:value-type="string" calcext:value-type="string">
            <text:p>Dean</text:p>
          </table:table-cell>
          <table:table-cell table:style-name="ce20" office:value-type="string" calcext:value-type="string">
            <text:p>Kram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06-23" calcext:value-type="date">
            <text:p>23 V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H69]*[.I69]" office:value-type="float" office:value="600" calcext:value-type="float">
            <text:p>600,00 zł</text:p>
          </table:table-cell>
          <table:table-cell table:style-name="ce42" table:formula="of:=DAYS([.$K$2];[.G69])" office:value-type="float" office:value="-31951" calcext:value-type="float">
            <text:p>-31951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Hil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07-21" calcext:value-type="date">
            <text:p>21 VII 1986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H70]*[.I70]" office:value-type="float" office:value="443.75" calcext:value-type="float">
            <text:p>443,75 zł</text:p>
          </table:table-cell>
          <table:table-cell table:style-name="ce42" table:formula="of:=DAYS([.$K$2];[.G70])" office:value-type="float" office:value="-31614" calcext:value-type="float">
            <text:p>-31614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Jacqueline</text:p>
          </table:table-cell>
          <table:table-cell table:style-name="ce20" office:value-type="string" calcext:value-type="string">
            <text:p>Bank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02-02" calcext:value-type="date">
            <text:p>2 I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H71]*[.I71]" office:value-type="float" office:value="350" calcext:value-type="float">
            <text:p>350,00 zł</text:p>
          </table:table-cell>
          <table:table-cell table:style-name="ce42" table:formula="of:=DAYS([.$K$2];[.G71])" office:value-type="float" office:value="-30714" calcext:value-type="float">
            <text:p>-30714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Jeffrey</text:p>
          </table:table-cell>
          <table:table-cell table:style-name="ce20" office:value-type="string" calcext:value-type="string">
            <text:p>Strong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1-03-08" calcext:value-type="date">
            <text:p>8 III 198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H72]*[.I72]" office:value-type="float" office:value="780" calcext:value-type="float">
            <text:p>780,00 zł</text:p>
          </table:table-cell>
          <table:table-cell table:style-name="ce42" table:formula="of:=DAYS([.$K$2];[.G72])" office:value-type="float" office:value="-29653" calcext:value-type="float">
            <text:p>-29653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4" calcext:value-type="float">
            <text:p>24</text:p>
          </table:table-cell>
          <table:table-cell table:style-name="ce20" office:value-type="string" calcext:value-type="string">
            <text:p>Jeri Lynn</text:p>
          </table:table-cell>
          <table:table-cell table:style-name="ce20" office:value-type="string" calcext:value-type="string">
            <text:p>MacFall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4-08" calcext:value-type="date">
            <text:p>8 IV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73]*[.I73]" office:value-type="float" office:value="860" calcext:value-type="float">
            <text:p>860,00 zł</text:p>
          </table:table-cell>
          <table:table-cell table:style-name="ce42" table:formula="of:=DAYS([.$K$2];[.G73])" office:value-type="float" office:value="-30780" calcext:value-type="float">
            <text:p>-30780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Sung</text:p>
          </table:table-cell>
          <table:table-cell table:style-name="ce20" office:value-type="string" calcext:value-type="string">
            <text:p>Kim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9-11-15" calcext:value-type="date">
            <text:p>15 X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74]*[.I74]" office:value-type="float" office:value="620" calcext:value-type="float">
            <text:p>620,00 zł</text:p>
          </table:table-cell>
          <table:table-cell table:style-name="ce42" table:formula="of:=DAYS([.$K$2];[.G74])" office:value-type="float" office:value="-32827" calcext:value-type="float">
            <text:p>-32827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7" calcext:value-type="float">
            <text:p>27</text:p>
          </table:table-cell>
          <table:table-cell table:style-name="ce20" office:value-type="string" calcext:value-type="string">
            <text:p>Brad</text:p>
          </table:table-cell>
          <table:table-cell table:style-name="ce20" office:value-type="string" calcext:value-type="string">
            <text:p>Hinkelma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5-11-08" calcext:value-type="date">
            <text:p>8 XI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H75]*[.I75]" office:value-type="float" office:value="780" calcext:value-type="float">
            <text:p>780,00 zł</text:p>
          </table:table-cell>
          <table:table-cell table:style-name="ce42" table:formula="of:=DAYS([.$K$2];[.G75])" office:value-type="float" office:value="-31359" calcext:value-type="float">
            <text:p>-31359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28" calcext:value-type="float">
            <text:p>28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Cuffaro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3-09-18" calcext:value-type="date">
            <text:p>18 IX 1983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H76]*[.I76]" office:value-type="float" office:value="504" calcext:value-type="float">
            <text:p>504,00 zł</text:p>
          </table:table-cell>
          <table:table-cell table:style-name="ce42" table:formula="of:=DAYS([.$K$2];[.G76])" office:value-type="float" office:value="-30577" calcext:value-type="float">
            <text:p>-30577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Joanne</text:p>
          </table:table-cell>
          <table:table-cell table:style-name="ce20" office:value-type="string" calcext:value-type="string">
            <text:p>Park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8-23" calcext:value-type="date">
            <text:p>23 VII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77]*[.I77]" office:value-type="float" office:value="860" calcext:value-type="float">
            <text:p>860,00 zł</text:p>
          </table:table-cell>
          <table:table-cell table:style-name="ce42" table:formula="of:=DAYS([.$K$2];[.G77])" office:value-type="float" office:value="-30917" calcext:value-type="float">
            <text:p>-30917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2" calcext:value-type="float">
            <text:p>32</text:p>
          </table:table-cell>
          <table:table-cell table:style-name="ce20" office:value-type="string" calcext:value-type="string">
            <text:p>James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2-05" calcext:value-type="date">
            <text:p>5 II 1991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78]*[.I78]" office:value-type="float" office:value="423.5" calcext:value-type="float">
            <text:p>423,50 zł</text:p>
          </table:table-cell>
          <table:table-cell table:style-name="ce42" table:formula="of:=DAYS([.$K$2];[.G78])" office:value-type="float" office:value="-33274" calcext:value-type="float">
            <text:p>-33274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Laura</text:p>
          </table:table-cell>
          <table:table-cell table:style-name="ce20" office:value-type="string" calcext:value-type="string">
            <text:p>Reag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0-08-12" calcext:value-type="date">
            <text:p>12 VIII 1990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79]*[.I79]" office:value-type="float" office:value="840" calcext:value-type="float">
            <text:p>840,00 zł</text:p>
          </table:table-cell>
          <table:table-cell table:style-name="ce42" table:formula="of:=DAYS([.$K$2];[.G79])" office:value-type="float" office:value="-33097" calcext:value-type="float">
            <text:p>-33097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Brian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8-11-05" calcext:value-type="date">
            <text:p>5 XI 1988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H80]*[.I80]" office:value-type="float" office:value="780" calcext:value-type="float">
            <text:p>780,00 zł</text:p>
          </table:table-cell>
          <table:table-cell table:style-name="ce42" table:formula="of:=DAYS([.$K$2];[.G80])" office:value-type="float" office:value="-32452" calcext:value-type="float">
            <text:p>-32452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Mary</text:p>
          </table:table-cell>
          <table:table-cell table:style-name="ce20" office:value-type="string" calcext:value-type="string">
            <text:p>Barb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11-25" calcext:value-type="date">
            <text:p>25 XI 19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H81]*[.I81]" office:value-type="float" office:value="443.75" calcext:value-type="float">
            <text:p>443,75 zł</text:p>
          </table:table-cell>
          <table:table-cell table:style-name="ce42" table:formula="of:=DAYS([.$K$2];[.G81])" office:value-type="float" office:value="-32106" calcext:value-type="float">
            <text:p>-32106</text:p>
          </table:table-cell>
          <table:table-cell table:style-name="ce95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6" calcext:value-type="float">
            <text:p>36</text:p>
          </table:table-cell>
          <table:table-cell table:style-name="ce20" office:value-type="string" calcext:value-type="string">
            <text:p>Peter</text:p>
          </table:table-cell>
          <table:table-cell table:style-name="ce20" office:value-type="string" calcext:value-type="string">
            <text:p>Alle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05-31" calcext:value-type="date">
            <text:p>31 V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H82]*[.I82]" office:value-type="float" office:value="350" calcext:value-type="float">
            <text:p>350,00 zł</text:p>
          </table:table-cell>
          <table:table-cell table:style-name="ce42" table:formula="of:=DAYS([.$K$2];[.G82])" office:value-type="float" office:value="-31563" calcext:value-type="float">
            <text:p>-31563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8" calcext:value-type="float">
            <text:p>38</text:p>
          </table:table-cell>
          <table:table-cell table:style-name="ce20" office:value-type="string" calcext:value-type="string">
            <text:p>Fred</text:p>
          </table:table-cell>
          <table:table-cell table:style-name="ce20" office:value-type="string" calcext:value-type="string">
            <text:p>Mallory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3-06-17" calcext:value-type="date">
            <text:p>17 VI 1983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83]*[.I83]" office:value-type="float" office:value="589" calcext:value-type="float">
            <text:p>589,00 zł</text:p>
          </table:table-cell>
          <table:table-cell table:style-name="ce42" table:formula="of:=DAYS([.$K$2];[.G83])" office:value-type="float" office:value="-30484" calcext:value-type="float">
            <text:p>-30484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39" calcext:value-type="float">
            <text:p>39</text:p>
          </table:table-cell>
          <table:table-cell table:style-name="ce20" office:value-type="string" calcext:value-type="string">
            <text:p>Molly</text:p>
          </table:table-cell>
          <table:table-cell table:style-name="ce20" office:value-type="string" calcext:value-type="string">
            <text:p>Steadma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8-15" calcext:value-type="date">
            <text:p>15 VII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H84]*[.I84]" office:value-type="float" office:value="880" calcext:value-type="float">
            <text:p>880,00 zł</text:p>
          </table:table-cell>
          <table:table-cell table:style-name="ce42" table:formula="of:=DAYS([.$K$2];[.G84])" office:value-type="float" office:value="-32735" calcext:value-type="float">
            <text:p>-3273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Greg</text:p>
          </table:table-cell>
          <table:table-cell table:style-name="ce20" office:value-type="string" calcext:value-type="string">
            <text:p>Conno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1-04" calcext:value-type="date">
            <text:p>4 XI 1987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85]*[.I85]" office:value-type="float" office:value="589" calcext:value-type="float">
            <text:p>589,00 zł</text:p>
          </table:table-cell>
          <table:table-cell table:style-name="ce42" table:formula="of:=DAYS([.$K$2];[.G85])" office:value-type="float" office:value="-32085" calcext:value-type="float">
            <text:p>-3208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1" calcext:value-type="float">
            <text:p>41</text:p>
          </table:table-cell>
          <table:table-cell table:style-name="ce20" office:value-type="string" calcext:value-type="string">
            <text:p>Kathy</text:p>
          </table:table-cell>
          <table:table-cell table:style-name="ce20" office:value-type="string" calcext:value-type="string">
            <text:p>Mayro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5-19" calcext:value-type="date">
            <text:p>19 V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22" calcext:value-type="float">
            <text:p>8,22 zł</text:p>
          </table:table-cell>
          <table:table-cell table:style-name="ce29" table:formula="of:=[.H86]*[.I86]" office:value-type="float" office:value="328.8" calcext:value-type="float">
            <text:p>328,80 zł</text:p>
          </table:table-cell>
          <table:table-cell table:style-name="ce42" table:formula="of:=DAYS([.$K$2];[.G86])" office:value-type="float" office:value="-31551" calcext:value-type="float">
            <text:p>-3155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2" calcext:value-type="float">
            <text:p>42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Simp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2-01-12" calcext:value-type="date">
            <text:p>12 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H87]*[.I87]" office:value-type="float" office:value="780" calcext:value-type="float">
            <text:p>780,00 zł</text:p>
          </table:table-cell>
          <table:table-cell table:style-name="ce42" table:formula="of:=DAYS([.$K$2];[.G87])" office:value-type="float" office:value="-29963" calcext:value-type="float">
            <text:p>-29963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3" calcext:value-type="float">
            <text:p>43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Richardso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3-23" calcext:value-type="date">
            <text:p>23 II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88]*[.I88]" office:value-type="float" office:value="840" calcext:value-type="float">
            <text:p>840,00 zł</text:p>
          </table:table-cell>
          <table:table-cell table:style-name="ce42" table:formula="of:=DAYS([.$K$2];[.G88])" office:value-type="float" office:value="-31494" calcext:value-type="float">
            <text:p>-31494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5" calcext:value-type="float">
            <text:p>45</text:p>
          </table:table-cell>
          <table:table-cell table:style-name="ce20" office:value-type="string" calcext:value-type="string">
            <text:p>Kyle</text:p>
          </table:table-cell>
          <table:table-cell table:style-name="ce20" office:value-type="string" calcext:value-type="string">
            <text:p>Earnhart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10-08" calcext:value-type="date">
            <text:p>8 X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H89]*[.I89]" office:value-type="float" office:value="880" calcext:value-type="float">
            <text:p>880,00 zł</text:p>
          </table:table-cell>
          <table:table-cell table:style-name="ce42" table:formula="of:=DAYS([.$K$2];[.G89])" office:value-type="float" office:value="-30963" calcext:value-type="float">
            <text:p>-30963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8" calcext:value-type="float">
            <text:p>48</text:p>
          </table:table-cell>
          <table:table-cell table:style-name="ce20" office:value-type="string" calcext:value-type="string">
            <text:p>Doug</text:p>
          </table:table-cell>
          <table:table-cell table:style-name="ce20" office:value-type="string" calcext:value-type="string">
            <text:p>Briscoll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7-05-26" calcext:value-type="date">
            <text:p>26 V 1987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90]*[.I90]" office:value-type="float" office:value="589" calcext:value-type="float">
            <text:p>589,00 zł</text:p>
          </table:table-cell>
          <table:table-cell table:style-name="ce42" table:formula="of:=DAYS([.$K$2];[.G90])" office:value-type="float" office:value="-31923" calcext:value-type="float">
            <text:p>-31923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George</text:p>
          </table:table-cell>
          <table:table-cell table:style-name="ce20" office:value-type="string" calcext:value-type="string">
            <text:p>Feldsot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12-03" calcext:value-type="date">
            <text:p>3 XII 1987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2.5" calcext:value-type="float">
            <text:p>12,50 zł</text:p>
          </table:table-cell>
          <table:table-cell table:style-name="ce29" table:formula="of:=[.H91]*[.I91]" office:value-type="float" office:value="443.75" calcext:value-type="float">
            <text:p>443,75 zł</text:p>
          </table:table-cell>
          <table:table-cell table:style-name="ce42" table:formula="of:=DAYS([.$K$2];[.G91])" office:value-type="float" office:value="-32114" calcext:value-type="float">
            <text:p>-32114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0" calcext:value-type="float">
            <text:p>50</text:p>
          </table:table-cell>
          <table:table-cell table:style-name="ce20" office:value-type="string" calcext:value-type="string">
            <text:p>Steve</text:p>
          </table:table-cell>
          <table:table-cell table:style-name="ce20" office:value-type="string" calcext:value-type="string">
            <text:p>Sing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6-10-05" calcext:value-type="date">
            <text:p>5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92]*[.I92]" office:value-type="float" office:value="860" calcext:value-type="float">
            <text:p>860,00 zł</text:p>
          </table:table-cell>
          <table:table-cell table:style-name="ce42" table:formula="of:=DAYS([.$K$2];[.G92])" office:value-type="float" office:value="-31690" calcext:value-type="float">
            <text:p>-31690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1" calcext:value-type="float">
            <text:p>51</text:p>
          </table:table-cell>
          <table:table-cell table:style-name="ce20" office:value-type="string" calcext:value-type="string">
            <text:p>Carol</text:p>
          </table:table-cell>
          <table:table-cell table:style-name="ce20" office:value-type="string" calcext:value-type="string">
            <text:p>Tucker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4-04-12" calcext:value-type="date">
            <text:p>12 IV 1984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93]*[.I93]" office:value-type="float" office:value="589" calcext:value-type="float">
            <text:p>589,00 zł</text:p>
          </table:table-cell>
          <table:table-cell table:style-name="ce42" table:formula="of:=DAYS([.$K$2];[.G93])" office:value-type="float" office:value="-30784" calcext:value-type="float">
            <text:p>-30784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2" calcext:value-type="float">
            <text:p>52</text:p>
          </table:table-cell>
          <table:table-cell table:style-name="ce20" office:value-type="string" calcext:value-type="string">
            <text:p>Henry</text:p>
          </table:table-cell>
          <table:table-cell table:style-name="ce20" office:value-type="string" calcext:value-type="string">
            <text:p>Paterson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0-28" calcext:value-type="date">
            <text:p>28 X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94]*[.I94]" office:value-type="float" office:value="860" calcext:value-type="float">
            <text:p>860,00 zł</text:p>
          </table:table-cell>
          <table:table-cell table:style-name="ce42" table:formula="of:=DAYS([.$K$2];[.G94])" office:value-type="float" office:value="-32078" calcext:value-type="float">
            <text:p>-32078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3" calcext:value-type="float">
            <text:p>53</text:p>
          </table:table-cell>
          <table:table-cell table:style-name="ce20" office:value-type="string" calcext:value-type="string">
            <text:p>Brooks</text:p>
          </table:table-cell>
          <table:table-cell table:style-name="ce20" office:value-type="string" calcext:value-type="string">
            <text:p>Hillen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1-15" calcext:value-type="date">
            <text:p>15 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95]*[.I95]" office:value-type="float" office:value="840" calcext:value-type="float">
            <text:p>840,00 zł</text:p>
          </table:table-cell>
          <table:table-cell table:style-name="ce42" table:formula="of:=DAYS([.$K$2];[.G95])" office:value-type="float" office:value="-31427" calcext:value-type="float">
            <text:p>-31427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4" calcext:value-type="float">
            <text:p>54</text:p>
          </table:table-cell>
          <table:table-cell table:style-name="ce20" office:value-type="string" calcext:value-type="string">
            <text:p>Dominick</text:p>
          </table:table-cell>
          <table:table-cell table:style-name="ce20" office:value-type="string" calcext:value-type="string">
            <text:p>Mazza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10-10" calcext:value-type="date">
            <text:p>10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96]*[.I96]" office:value-type="float" office:value="860" calcext:value-type="float">
            <text:p>860,00 zł</text:p>
          </table:table-cell>
          <table:table-cell table:style-name="ce42" table:formula="of:=DAYS([.$K$2];[.G96])" office:value-type="float" office:value="-31695" calcext:value-type="float">
            <text:p>-3169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6" calcext:value-type="float">
            <text:p>56</text:p>
          </table:table-cell>
          <table:table-cell table:style-name="ce20" office:value-type="string" calcext:value-type="string">
            <text:p>Joshua</text:p>
          </table:table-cell>
          <table:table-cell table:style-name="ce20" office:value-type="string" calcext:value-type="string">
            <text:p>Maccaluso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91-01-23" calcext:value-type="date">
            <text:p>23 I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1.5" calcext:value-type="float">
            <text:p>21,50 zł</text:p>
          </table:table-cell>
          <table:table-cell table:style-name="ce29" table:formula="of:=[.H97]*[.I97]" office:value-type="float" office:value="860" calcext:value-type="float">
            <text:p>860,00 zł</text:p>
          </table:table-cell>
          <table:table-cell table:style-name="ce42" table:formula="of:=DAYS([.$K$2];[.G97])" office:value-type="float" office:value="-33261" calcext:value-type="float">
            <text:p>-3326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7" calcext:value-type="float">
            <text:p>57</text:p>
          </table:table-cell>
          <table:table-cell table:style-name="ce20" office:value-type="string" calcext:value-type="string">
            <text:p>Bill</text:p>
          </table:table-cell>
          <table:table-cell table:style-name="ce20" office:value-type="string" calcext:value-type="string">
            <text:p>Wheeler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1-08-14" calcext:value-type="date">
            <text:p>14 VIII 1981</text:p>
          </table:table-cell>
          <table:table-cell table:style-name="ce26" office:value-type="float" office:value="38" calcext:value-type="float">
            <text:p>38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98]*[.I98]" office:value-type="float" office:value="589" calcext:value-type="float">
            <text:p>589,00 zł</text:p>
          </table:table-cell>
          <table:table-cell table:style-name="ce42" table:formula="of:=DAYS([.$K$2];[.G98])" office:value-type="float" office:value="-29812" calcext:value-type="float">
            <text:p>-29812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8" calcext:value-type="float">
            <text:p>58</text:p>
          </table:table-cell>
          <table:table-cell table:style-name="ce20" office:value-type="string" calcext:value-type="string">
            <text:p>Todd</text:p>
          </table:table-cell>
          <table:table-cell table:style-name="ce20" office:value-type="string" calcext:value-type="string">
            <text:p>Maste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9-11-23" calcext:value-type="date">
            <text:p>23 XI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H99]*[.I99]" office:value-type="float" office:value="504" calcext:value-type="float">
            <text:p>504,00 zł</text:p>
          </table:table-cell>
          <table:table-cell table:style-name="ce42" table:formula="of:=DAYS([.$K$2];[.G99])" office:value-type="float" office:value="-32835" calcext:value-type="float">
            <text:p>-3283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59" calcext:value-type="float">
            <text:p>59</text:p>
          </table:table-cell>
          <table:table-cell table:style-name="ce20" office:value-type="string" calcext:value-type="string">
            <text:p>Karina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7-01-12" calcext:value-type="date">
            <text:p>12 I 1987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H100]*[.I100]" office:value-type="float" office:value="703.5" calcext:value-type="float">
            <text:p>703,50 zł</text:p>
          </table:table-cell>
          <table:table-cell table:style-name="ce42" table:formula="of:=DAYS([.$K$2];[.G100])" office:value-type="float" office:value="-31789" calcext:value-type="float">
            <text:p>-3178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0" calcext:value-type="float">
            <text:p>60</text:p>
          </table:table-cell>
          <table:table-cell table:style-name="ce20" office:value-type="string" calcext:value-type="string">
            <text:p>Edward</text:p>
          </table:table-cell>
          <table:table-cell table:style-name="ce20" office:value-type="string" calcext:value-type="string">
            <text:p>Trelly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6-06-17" calcext:value-type="date">
            <text:p>17 VI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8.75" calcext:value-type="float">
            <text:p>8,75 zł</text:p>
          </table:table-cell>
          <table:table-cell table:style-name="ce29" table:formula="of:=[.H101]*[.I101]" office:value-type="float" office:value="350" calcext:value-type="float">
            <text:p>350,00 zł</text:p>
          </table:table-cell>
          <table:table-cell table:style-name="ce42" table:formula="of:=DAYS([.$K$2];[.G101])" office:value-type="float" office:value="-31580" calcext:value-type="float">
            <text:p>-31580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3" calcext:value-type="float">
            <text:p>63</text:p>
          </table:table-cell>
          <table:table-cell table:style-name="ce20" office:value-type="string" calcext:value-type="string">
            <text:p>Jerry</text:p>
          </table:table-cell>
          <table:table-cell table:style-name="ce20" office:value-type="string" calcext:value-type="string">
            <text:p>McDonald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2-07-07" calcext:value-type="date">
            <text:p>7 VI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102]*[.I102]" office:value-type="float" office:value="620" calcext:value-type="float">
            <text:p>620,00 zł</text:p>
          </table:table-cell>
          <table:table-cell table:style-name="ce42" table:formula="of:=DAYS([.$K$2];[.G102])" office:value-type="float" office:value="-30139" calcext:value-type="float">
            <text:p>-3013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4" calcext:value-type="float">
            <text:p>64</text:p>
          </table:table-cell>
          <table:table-cell table:style-name="ce20" office:value-type="string" calcext:value-type="string">
            <text:p>Lynne</text:p>
          </table:table-cell>
          <table:table-cell table:style-name="ce20" office:value-type="string" calcext:value-type="string">
            <text:p>Simmon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8-11-23" calcext:value-type="date">
            <text:p>23 XI 1988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103]*[.I103]" office:value-type="float" office:value="423.5" calcext:value-type="float">
            <text:p>423,50 zł</text:p>
          </table:table-cell>
          <table:table-cell table:style-name="ce42" table:formula="of:=DAYS([.$K$2];[.G103])" office:value-type="float" office:value="-32470" calcext:value-type="float">
            <text:p>-32470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5" calcext:value-type="float">
            <text:p>65</text:p>
          </table:table-cell>
          <table:table-cell table:style-name="ce20" office:value-type="string" calcext:value-type="string">
            <text:p>Lindsey</text:p>
          </table:table-cell>
          <table:table-cell table:style-name="ce20" office:value-type="string" calcext:value-type="string">
            <text:p>Winger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6-02-01" calcext:value-type="date">
            <text:p>1 II 1986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104]*[.I104]" office:value-type="float" office:value="840" calcext:value-type="float">
            <text:p>840,00 zł</text:p>
          </table:table-cell>
          <table:table-cell table:style-name="ce42" table:formula="of:=DAYS([.$K$2];[.G104])" office:value-type="float" office:value="-31444" calcext:value-type="float">
            <text:p>-31444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6" calcext:value-type="float">
            <text:p>66</text:p>
          </table:table-cell>
          <table:table-cell table:style-name="ce20" office:value-type="string" calcext:value-type="string">
            <text:p>Chris</text:p>
          </table:table-cell>
          <table:table-cell table:style-name="ce20" office:value-type="string" calcext:value-type="string">
            <text:p>Reed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4-03-27" calcext:value-type="date">
            <text:p>27 III 1984</text:p>
          </table:table-cell>
          <table:table-cell table:style-name="ce26" office:value-type="float" office:value="35.5" calcext:value-type="float">
            <text:p>35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105]*[.I105]" office:value-type="float" office:value="472.15" calcext:value-type="float">
            <text:p>472,15 zł</text:p>
          </table:table-cell>
          <table:table-cell table:style-name="ce42" table:formula="of:=DAYS([.$K$2];[.G105])" office:value-type="float" office:value="-30768" calcext:value-type="float">
            <text:p>-30768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8" calcext:value-type="float">
            <text:p>68</text:p>
          </table:table-cell>
          <table:table-cell table:style-name="ce20" office:value-type="string" calcext:value-type="string">
            <text:p>William</text:p>
          </table:table-cell>
          <table:table-cell table:style-name="ce20" office:value-type="string" calcext:value-type="string">
            <text:p>Abel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9-10-14" calcext:value-type="date">
            <text:p>14 X 1989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106]*[.I106]" office:value-type="float" office:value="620" calcext:value-type="float">
            <text:p>620,00 zł</text:p>
          </table:table-cell>
          <table:table-cell table:style-name="ce42" table:formula="of:=DAYS([.$K$2];[.G106])" office:value-type="float" office:value="-32795" calcext:value-type="float">
            <text:p>-3279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69" calcext:value-type="float">
            <text:p>69</text:p>
          </table:table-cell>
          <table:table-cell table:style-name="ce20" office:value-type="string" calcext:value-type="string">
            <text:p>Shirley</text:p>
          </table:table-cell>
          <table:table-cell table:style-name="ce20" office:value-type="string" calcext:value-type="string">
            <text:p>Dandrow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3-14" calcext:value-type="date">
            <text:p>14 III 1991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107]*[.I107]" office:value-type="float" office:value="423.5" calcext:value-type="float">
            <text:p>423,50 zł</text:p>
          </table:table-cell>
          <table:table-cell table:style-name="ce42" table:formula="of:=DAYS([.$K$2];[.G107])" office:value-type="float" office:value="-33311" calcext:value-type="float">
            <text:p>-3331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0" calcext:value-type="float">
            <text:p>70</text:p>
          </table:table-cell>
          <table:table-cell table:style-name="ce20" office:value-type="string" calcext:value-type="string">
            <text:p>Kim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9-11-27" calcext:value-type="date">
            <text:p>27 XI 1989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24" calcext:value-type="float">
            <text:p>24,00 zł</text:p>
          </table:table-cell>
          <table:table-cell table:style-name="ce29" table:formula="of:=[.H108]*[.I108]" office:value-type="float" office:value="1008" calcext:value-type="float">
            <text:p>1 008,00 zł</text:p>
          </table:table-cell>
          <table:table-cell table:style-name="ce42" table:formula="of:=DAYS([.$K$2];[.G108])" office:value-type="float" office:value="-32839" calcext:value-type="float">
            <text:p>-3283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1" calcext:value-type="float">
            <text:p>71</text:p>
          </table:table-cell>
          <table:table-cell table:style-name="ce20" office:value-type="string" calcext:value-type="string">
            <text:p>Maria</text:p>
          </table:table-cell>
          <table:table-cell table:style-name="ce20" office:value-type="string" calcext:value-type="string">
            <text:p>Switze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91-06-03" calcext:value-type="date">
            <text:p>3 VI 1991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3.3" calcext:value-type="float">
            <text:p>13,30 zł</text:p>
          </table:table-cell>
          <table:table-cell table:style-name="ce29" table:formula="of:=[.H109]*[.I109]" office:value-type="float" office:value="392.35" calcext:value-type="float">
            <text:p>392,35 zł</text:p>
          </table:table-cell>
          <table:table-cell table:style-name="ce42" table:formula="of:=DAYS([.$K$2];[.G109])" office:value-type="float" office:value="-33392" calcext:value-type="float">
            <text:p>-33392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4" calcext:value-type="float">
            <text:p>74</text:p>
          </table:table-cell>
          <table:table-cell table:style-name="ce20" office:value-type="string" calcext:value-type="string">
            <text:p>Frieda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2-02-17" calcext:value-type="date">
            <text:p>17 II 1982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110]*[.I110]" office:value-type="float" office:value="484" calcext:value-type="float">
            <text:p>484,00 zł</text:p>
          </table:table-cell>
          <table:table-cell table:style-name="ce42" table:formula="of:=DAYS([.$K$2];[.G110])" office:value-type="float" office:value="-29999" calcext:value-type="float">
            <text:p>-2999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5" calcext:value-type="float">
            <text:p>75</text:p>
          </table:table-cell>
          <table:table-cell table:style-name="ce20" office:value-type="string" calcext:value-type="string">
            <text:p>Holly</text:p>
          </table:table-cell>
          <table:table-cell table:style-name="ce20" office:value-type="string" calcext:value-type="string">
            <text:p>Taylor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4-08-17" calcext:value-type="date">
            <text:p>17 VIII 1984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H111]*[.I111]" office:value-type="float" office:value="494.125" calcext:value-type="float">
            <text:p>494,13 zł</text:p>
          </table:table-cell>
          <table:table-cell table:style-name="ce42" table:formula="of:=DAYS([.$K$2];[.G111])" office:value-type="float" office:value="-30911" calcext:value-type="float">
            <text:p>-3091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7" calcext:value-type="float">
            <text:p>77</text:p>
          </table:table-cell>
          <table:table-cell table:style-name="ce20" office:value-type="string" calcext:value-type="string">
            <text:p>Esther</text:p>
          </table:table-cell>
          <table:table-cell table:style-name="ce20" office:value-type="string" calcext:value-type="string">
            <text:p>William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Wodne</text:p>
          </table:table-cell>
          <table:table-cell table:style-name="ce22" office:value-type="date" office:date-value="1986-12-13" calcext:value-type="date">
            <text:p>13 XII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9.5" calcext:value-type="float">
            <text:p>19,50 zł</text:p>
          </table:table-cell>
          <table:table-cell table:style-name="ce29" table:formula="of:=[.H112]*[.I112]" office:value-type="float" office:value="780" calcext:value-type="float">
            <text:p>780,00 zł</text:p>
          </table:table-cell>
          <table:table-cell table:style-name="ce42" table:formula="of:=DAYS([.$K$2];[.G112])" office:value-type="float" office:value="-31759" calcext:value-type="float">
            <text:p>-3175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8" calcext:value-type="float">
            <text:p>78</text:p>
          </table:table-cell>
          <table:table-cell table:style-name="ce20" office:value-type="string" calcext:value-type="string">
            <text:p>Theresa</text:p>
          </table:table-cell>
          <table:table-cell table:style-name="ce20" office:value-type="string" calcext:value-type="string">
            <text:p>Miller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91-03-04" calcext:value-type="date">
            <text:p>4 III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22" calcext:value-type="float">
            <text:p>22,00 zł</text:p>
          </table:table-cell>
          <table:table-cell table:style-name="ce29" table:formula="of:=[.H113]*[.I113]" office:value-type="float" office:value="880" calcext:value-type="float">
            <text:p>880,00 zł</text:p>
          </table:table-cell>
          <table:table-cell table:style-name="ce42" table:formula="of:=DAYS([.$K$2];[.G113])" office:value-type="float" office:value="-33301" calcext:value-type="float">
            <text:p>-3330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79" calcext:value-type="float">
            <text:p>79</text:p>
          </table:table-cell>
          <table:table-cell table:style-name="ce20" office:value-type="string" calcext:value-type="string">
            <text:p>Marianne</text:p>
          </table:table-cell>
          <table:table-cell table:style-name="ce20" office:value-type="string" calcext:value-type="string">
            <text:p>Calvi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5-07-23" calcext:value-type="date">
            <text:p>23 VII 1985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H114]*[.I114]" office:value-type="float" office:value="600" calcext:value-type="float">
            <text:p>600,00 zł</text:p>
          </table:table-cell>
          <table:table-cell table:style-name="ce42" table:formula="of:=DAYS([.$K$2];[.G114])" office:value-type="float" office:value="-31251" calcext:value-type="float">
            <text:p>-3125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1" calcext:value-type="float">
            <text:p>81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Sloan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4-11-02" calcext:value-type="date">
            <text:p>2 XI 1984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115]*[.I115]" office:value-type="float" office:value="620" calcext:value-type="float">
            <text:p>620,00 zł</text:p>
          </table:table-cell>
          <table:table-cell table:style-name="ce42" table:formula="of:=DAYS([.$K$2];[.G115])" office:value-type="float" office:value="-30988" calcext:value-type="float">
            <text:p>-30988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2" calcext:value-type="float">
            <text:p>82</text:p>
          </table:table-cell>
          <table:table-cell table:style-name="ce20" office:value-type="string" calcext:value-type="string">
            <text:p>Richard</text:p>
          </table:table-cell>
          <table:table-cell table:style-name="ce20" office:value-type="string" calcext:value-type="string">
            <text:p>Gibbs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9-01-23" calcext:value-type="date">
            <text:p>23 I 1989</text:p>
          </table:table-cell>
          <table:table-cell table:style-name="ce26" office:value-type="float" office:value="29.5" calcext:value-type="float">
            <text:p>29,5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H116]*[.I116]" office:value-type="float" office:value="442.5" calcext:value-type="float">
            <text:p>442,50 zł</text:p>
          </table:table-cell>
          <table:table-cell table:style-name="ce42" table:formula="of:=DAYS([.$K$2];[.G116])" office:value-type="float" office:value="-32531" calcext:value-type="float">
            <text:p>-32531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5" calcext:value-type="float">
            <text:p>85</text:p>
          </table:table-cell>
          <table:table-cell table:style-name="ce20" office:value-type="string" calcext:value-type="string">
            <text:p>Helen</text:p>
          </table:table-cell>
          <table:table-cell table:style-name="ce20" office:value-type="string" calcext:value-type="string">
            <text:p>Stewart</text:p>
          </table:table-cell>
          <table:table-cell table:style-name="ce20" office:value-type="string" calcext:value-type="string">
            <text:p>Niemcy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0-05-03" calcext:value-type="date">
            <text:p>3 V 1990</text:p>
          </table:table-cell>
          <table:table-cell table:style-name="ce26" office:value-type="float" office:value="42" calcext:value-type="float">
            <text:p>42,0</text:p>
          </table:table-cell>
          <table:table-cell table:style-name="ce29" office:value-type="float" office:value="15.5" calcext:value-type="float">
            <text:p>15,50 zł</text:p>
          </table:table-cell>
          <table:table-cell table:style-name="ce29" table:formula="of:=[.H117]*[.I117]" office:value-type="float" office:value="651" calcext:value-type="float">
            <text:p>651,00 zł</text:p>
          </table:table-cell>
          <table:table-cell table:style-name="ce42" table:formula="of:=DAYS([.$K$2];[.G117])" office:value-type="float" office:value="-32996" calcext:value-type="float">
            <text:p>-32996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6" calcext:value-type="float">
            <text:p>86</text:p>
          </table:table-cell>
          <table:table-cell table:style-name="ce20" office:value-type="string" calcext:value-type="string">
            <text:p>Katie</text:p>
          </table:table-cell>
          <table:table-cell table:style-name="ce20" office:value-type="string" calcext:value-type="string">
            <text:p>Smith</text:p>
          </table:table-cell>
          <table:table-cell table:style-name="ce20" office:value-type="string" calcext:value-type="string">
            <text:p>Kanada</text:p>
          </table:table-cell>
          <table:table-cell table:style-name="ce20" office:value-type="string" calcext:value-type="string">
            <text:p>Pokazy</text:p>
          </table:table-cell>
          <table:table-cell table:style-name="ce22" office:value-type="date" office:date-value="1986-10-05" calcext:value-type="date">
            <text:p>5 X 1986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5" calcext:value-type="float">
            <text:p>15,00 zł</text:p>
          </table:table-cell>
          <table:table-cell table:style-name="ce29" table:formula="of:=[.H118]*[.I118]" office:value-type="float" office:value="600" calcext:value-type="float">
            <text:p>600,00 zł</text:p>
          </table:table-cell>
          <table:table-cell table:style-name="ce42" table:formula="of:=DAYS([.$K$2];[.G118])" office:value-type="float" office:value="-31690" calcext:value-type="float">
            <text:p>-31690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87" calcext:value-type="float">
            <text:p>87</text:p>
          </table:table-cell>
          <table:table-cell table:style-name="ce20" office:value-type="string" calcext:value-type="string">
            <text:p>Jane</text:p>
          </table:table-cell>
          <table:table-cell table:style-name="ce20" office:value-type="string" calcext:value-type="string">
            <text:p>Winters</text:p>
          </table:table-cell>
          <table:table-cell table:style-name="ce20" office:value-type="string" calcext:value-type="string">
            <text:p>Wlk Brytan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89-11-07" calcext:value-type="date">
            <text:p>7 XI 1989</text:p>
          </table:table-cell>
          <table:table-cell table:style-name="ce26" office:value-type="float" office:value="35" calcext:value-type="float">
            <text:p>35,0</text:p>
          </table:table-cell>
          <table:table-cell table:style-name="ce29" office:value-type="float" office:value="12.6" calcext:value-type="float">
            <text:p>12,60 zł</text:p>
          </table:table-cell>
          <table:table-cell table:style-name="ce29" table:formula="of:=[.H119]*[.I119]" office:value-type="float" office:value="441" calcext:value-type="float">
            <text:p>441,00 zł</text:p>
          </table:table-cell>
          <table:table-cell table:style-name="ce42" table:formula="of:=DAYS([.$K$2];[.G119])" office:value-type="float" office:value="-32819" calcext:value-type="float">
            <text:p>-32819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91" calcext:value-type="float">
            <text:p>91</text:p>
          </table:table-cell>
          <table:table-cell table:style-name="ce20" office:value-type="string" calcext:value-type="string">
            <text:p>Greg</text:p>
          </table:table-cell>
          <table:table-cell table:style-name="ce20" office:value-type="string" calcext:value-type="string">
            <text:p>Thomas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ziecinne</text:p>
          </table:table-cell>
          <table:table-cell table:style-name="ce22" office:value-type="date" office:date-value="1987-12-24" calcext:value-type="date">
            <text:p>24 XII 1987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6.75" calcext:value-type="float">
            <text:p>16,75 zł</text:p>
          </table:table-cell>
          <table:table-cell table:style-name="ce29" table:formula="of:=[.H120]*[.I120]" office:value-type="float" office:value="670" calcext:value-type="float">
            <text:p>670,00 zł</text:p>
          </table:table-cell>
          <table:table-cell table:style-name="ce42" table:formula="of:=DAYS([.$K$2];[.G120])" office:value-type="float" office:value="-32135" calcext:value-type="float">
            <text:p>-32135</text:p>
          </table:table-cell>
          <table:table-cell table:style-name="ce98"/>
          <table:table-cell table:number-columns-repeated="1012"/>
        </table:table-row>
        <table:table-row table:style-name="ro2">
          <table:table-cell table:style-name="ce19"/>
          <table:table-cell table:style-name="ce5" office:value-type="float" office:value="93" calcext:value-type="float">
            <text:p>93</text:p>
          </table:table-cell>
          <table:table-cell table:style-name="ce20" office:value-type="string" calcext:value-type="string">
            <text:p>Erin</text:p>
          </table:table-cell>
          <table:table-cell table:style-name="ce20" office:value-type="string" calcext:value-type="string">
            <text:p>Binga</text:p>
          </table:table-cell>
          <table:table-cell table:style-name="ce20" office:value-type="string" calcext:value-type="string">
            <text:p>Australia</text:p>
          </table:table-cell>
          <table:table-cell table:style-name="ce20" office:value-type="string" calcext:value-type="string">
            <text:p>Rajdy Dorosłych</text:p>
          </table:table-cell>
          <table:table-cell table:style-name="ce22" office:value-type="date" office:date-value="1991-04-08" calcext:value-type="date">
            <text:p>8 IV 1991</text:p>
          </table:table-cell>
          <table:table-cell table:style-name="ce26" office:value-type="float" office:value="40" calcext:value-type="float">
            <text:p>40,0</text:p>
          </table:table-cell>
          <table:table-cell table:style-name="ce29" office:value-type="float" office:value="12.1" calcext:value-type="float">
            <text:p>12,10 zł</text:p>
          </table:table-cell>
          <table:table-cell table:style-name="ce29" table:formula="of:=[.H121]*[.I121]" office:value-type="float" office:value="484" calcext:value-type="float">
            <text:p>484,00 zł</text:p>
          </table:table-cell>
          <table:table-cell table:style-name="ce42" table:formula="of:=DAYS([.$K$2];[.G121])" office:value-type="float" office:value="-33336" calcext:value-type="float">
            <text:p>-33336</text:p>
          </table:table-cell>
          <table:table-cell table:style-name="ce98"/>
          <table:table-cell table:number-columns-repeated="1012"/>
        </table:table-row>
        <table:table-row table:style-name="ro2" table:number-rows-repeated="9">
          <table:table-cell table:style-name="ce19" table:number-columns-repeated="3"/>
          <table:table-cell table:style-name="ce30" table:number-columns-repeated="9"/>
          <table:table-cell table:number-columns-repeated="1012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4" table:style-name="ta4">
        <table:table-column table:style-name="co30" table:default-cell-style-name="Default"/>
        <table:table-row table:style-name="ro10" table:number-rows-repeated="2">
          <table:table-cell/>
        </table:table-row>
        <table:table-row table:style-name="ro11" table:number-rows-repeated="5">
          <table:table-cell/>
        </table:table-row>
        <table:table-row table:style-name="ro10">
          <table:table-cell/>
        </table:table-row>
        <table:table-row table:style-name="ro10">
          <table:table-cell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Wyniki.B52" table:condition-source-range-address="Wyniki.B49:Wyniki.B50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B52:Wyniki.L1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07:53:51.3768690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07:55:31.203024671</dc:date>
    <meta:editing-cycles>7</meta:editing-cycles>
    <meta:editing-duration>PT13M</meta:editing-duration>
    <meta:generator>LibreOffice/6.0.7.3$Linux_X86_64 LibreOffice_project/00m0$Build-3</meta:generator>
    <meta:document-statistic meta:table-count="4" meta:cell-count="2414" meta:object-count="0"/>
  </office:meta>
</office:document-meta>
</file>